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58.5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207.3pt"/>
    </style:style>
    <style:style style:name="co7" style:family="table-column">
      <style:table-column-properties fo:break-before="auto" style:column-width="45.89pt"/>
    </style:style>
    <style:style style:name="co8" style:family="table-column">
      <style:table-column-properties fo:break-before="auto" style:column-width="44.45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34.81pt"/>
    </style:style>
    <style:style style:name="co11" style:family="table-column">
      <style:table-column-properties fo:break-before="auto" style:column-width="84.1pt"/>
    </style:style>
    <style:style style:name="co12" style:family="table-column">
      <style:table-column-properties fo:break-before="auto" style:column-width="73.45pt"/>
    </style:style>
    <style:style style:name="co3" style:family="table-column">
      <style:table-column-properties fo:break-before="auto" style:column-width="46.91pt"/>
    </style:style>
    <style:style style:name="co13" style:family="table-column">
      <style:table-column-properties fo:break-before="auto" style:column-width="235.81pt"/>
    </style:style>
    <style:style style:name="co1" style:family="table-column">
      <style:table-column-properties fo:break-before="auto" style:column-width="62.36pt"/>
    </style:style>
    <style:style style:name="co14" style:family="table-column">
      <style:table-column-properties fo:break-before="auto" style:column-width="159.51pt"/>
    </style:style>
    <style:style style:name="co15" style:family="table-column">
      <style:table-column-properties fo:break-before="auto" style:column-width="254.21pt"/>
    </style:style>
    <style:style style:name="co18" style:family="table-column">
      <style:table-column-properties fo:break-before="auto" style:column-width="83.11pt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45.01pt" fo:break-before="auto" style:use-optimal-row-height="true"/>
    </style:style>
    <style:style style:name="ro4" style:family="table-row">
      <style:table-row-properties style:row-height="60.01pt" fo:break-before="auto" style:use-optimal-row-height="true"/>
    </style:style>
    <style:style style:name="ro5" style:family="table-row">
      <style:table-row-properties style:row-height="29.99pt" fo:break-before="auto" style:use-optimal-row-height="true"/>
    </style:style>
    <style:style style:name="ro6" style:family="table-row">
      <style:table-row-properties style:row-height="90pt" fo:break-before="auto" style:use-optimal-row-height="true"/>
    </style:style>
    <style:style style:name="ro7" style:family="table-row">
      <style:table-row-properties style:row-height="75pt" fo:break-before="auto" style:use-optimal-row-height="true"/>
    </style:style>
    <style:style style:name="ro8" style:family="table-row">
      <style:table-row-properties style:row-height="105pt" fo:break-before="auto" style:use-optimal-row-height="true"/>
    </style:style>
    <style:style style:name="ro9" style:family="table-row">
      <style:table-row-properties style:row-height="15.76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ta2" style:family="table" style:master-page-name="PageStyle_5f_ALPB">
      <style:table-properties table:display="true" style:writing-mode="lr-tb"/>
    </style:style>
    <style:style style:name="ta3" style:family="table" style:master-page-name="PageStyle_5f_APSP">
      <style:table-properties table:display="true" style:writing-mode="lr-tb"/>
    </style:style>
    <style:style style:name="ta4" style:family="table" style:master-page-name="PageStyle_5f_LA">
      <style:table-properties table:display="true" style:writing-mode="lr-tb"/>
    </style:style>
    <style:style style:name="ta5" style:family="table" style:master-page-name="PageStyle_5f_LR">
      <style:table-properties table:display="true" style:writing-mode="lr-tb"/>
    </style:style>
    <style:style style:name="ta6" style:family="table" style:master-page-name="PageStyle_5f_LRAP">
      <style:table-properties table:display="true" style:writing-mode="lr-tb"/>
    </style:style>
    <style:style style:name="ta7" style:family="table" style:master-page-name="PageStyle_5f_LRMI">
      <style:table-properties table:display="true" style:writing-mode="lr-tb"/>
    </style:style>
    <style:style style:name="ta8" style:family="table" style:master-page-name="PageStyle_5f_LS">
      <style:table-properties table:display="true" style:writing-mode="lr-tb"/>
    </style:style>
    <style:style style:name="ta9" style:family="table" style:master-page-name="PageStyle_5f_NLT">
      <style:table-properties table:display="true" style:writing-mode="lr-tb"/>
    </style:style>
    <style:style style:name="ta10" style:family="table" style:master-page-name="PageStyle_5f_PPP">
      <style:table-properties table:display="true" style:writing-mode="lr-tb"/>
    </style:style>
    <style:style style:name="ta11" style:family="table" style:master-page-name="PageStyle_5f_PREC">
      <style:table-properties table:display="true" style:writing-mode="lr-tb"/>
    </style:style>
    <style:style style:name="ta12" style:family="table" style:master-page-name="PageStyle_5f_PREM">
      <style:table-properties table:display="true" style:writing-mode="lr-tb"/>
    </style:style>
    <style:style style:name="ta13" style:family="table" style:master-page-name="PageStyle_5f_PREN">
      <style:table-properties table:display="true" style:writing-mode="lr-tb"/>
    </style:style>
    <style:style style:name="ta14" style:family="table" style:master-page-name="PageStyle_5f_PSA">
      <style:table-properties table:display="true" style:writing-mode="lr-tb"/>
    </style:style>
    <style:style style:name="ta15" style:family="table" style:master-page-name="PageStyle_5f_PSB">
      <style:table-properties table:display="true" style:writing-mode="lr-tb"/>
    </style:style>
    <style:style style:name="ta16" style:family="table" style:master-page-name="PageStyle_5f_PSCST">
      <style:table-properties table:display="true" style:writing-mode="lr-tb"/>
    </style:style>
    <style:style style:name="ta17" style:family="table" style:master-page-name="PageStyle_5f_PSD">
      <style:table-properties table:display="true" style:writing-mode="lr-tb"/>
    </style:style>
    <style:style style:name="ta18" style:family="table" style:master-page-name="PageStyle_5f_PSG">
      <style:table-properties table:display="true" style:writing-mode="lr-tb"/>
    </style:style>
    <style:style style:name="ta19" style:family="table" style:master-page-name="PageStyle_5f_PSGW">
      <style:table-properties table:display="true" style:writing-mode="lr-tb"/>
    </style:style>
    <style:style style:name="ta20" style:family="table" style:master-page-name="PageStyle_5f_PSI">
      <style:table-properties table:display="true" style:writing-mode="lr-tb"/>
    </style:style>
    <style:style style:name="ta21" style:family="table" style:master-page-name="PageStyle_5f_PSIV">
      <style:table-properties table:display="true" style:writing-mode="lr-tb"/>
    </style:style>
    <style:style style:name="ta22" style:family="table" style:master-page-name="PageStyle_5f_PSJ">
      <style:table-properties table:display="true" style:writing-mode="lr-tb"/>
    </style:style>
    <style:style style:name="ta23" style:family="table" style:master-page-name="PageStyle_5f_PSN">
      <style:table-properties table:display="true" style:writing-mode="lr-tb"/>
    </style:style>
    <style:style style:name="ta24" style:family="table" style:master-page-name="PageStyle_5f_PSO">
      <style:table-properties table:display="true" style:writing-mode="lr-tb"/>
    </style:style>
    <style:style style:name="ta25" style:family="table" style:master-page-name="PageStyle_5f_PSRX">
      <style:table-properties table:display="true" style:writing-mode="lr-tb"/>
    </style:style>
    <style:style style:name="ta26" style:family="table" style:master-page-name="PageStyle_5f_PSS">
      <style:table-properties table:display="true" style:writing-mode="lr-tb"/>
    </style:style>
    <style:style style:name="ta27" style:family="table" style:master-page-name="PageStyle_5f_PSU">
      <style:table-properties table:display="true" style:writing-mode="lr-tb"/>
    </style:style>
    <style:style style:name="ta28" style:family="table" style:master-page-name="PageStyle_5f_PSX">
      <style:table-properties table:display="true" style:writing-mode="lr-tb"/>
    </style:style>
    <style:style style:name="ta29" style:family="table" style:master-page-name="PageStyle_5f_PX">
      <style:table-properties table:display="true" style:writing-mode="lr-tb"/>
    </style:style>
    <style:style style:name="ta30" style:family="table" style:master-page-name="PageStyle_5f_Summary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position="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30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3" table:number-columns-repeated="1022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Summary</text:p>
          </table:table-cell>
          <table:covered-table-cell table:style-name="ce14"/>
          <table:covered-table-cell table:number-columns-repeated="3" table:style-name="ce15"/>
          <table:table-cell table:number-columns-repeated="1019"/>
        </table:table-row>
        <table:table-row table:style-name="ro1">
          <table:table-cell table:style-name="ce12" office:value-type="string" calcext:value-type="string">
            <text:p>Namespace</text:p>
          </table:table-cell>
          <table:table-cell table:style-name="ce12" office:value-type="string" calcext:value-type="string">
            <text:p>Non FM Globals</text:p>
          </table:table-cell>
          <table:table-cell table:style-name="ce12" office:value-type="string" calcext:value-type="string">
            <text:p>Sets</text:p>
          </table:table-cell>
          <table:table-cell table:style-name="ce12" office:value-type="string" calcext:value-type="string">
            <text:p>Reads</text:p>
          </table:table-cell>
          <table:table-cell table:style-name="ce12" office:value-type="string" calcext:value-type="string">
            <text:p>Kills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ALPB*</text:p>
          </table:table-cell>
          <table:table-cell table:formula="of:=SUM([$ALPB.D$1:.D$1048576])" office:value-type="float" office:value="0" calcext:value-type="float">
            <text:p>0</text:p>
          </table:table-cell>
          <table:table-cell table:formula="of:=SUM([$ALPB.F$1:.F$1048576])" office:value-type="float" office:value="0" calcext:value-type="float">
            <text:p>0</text:p>
          </table:table-cell>
          <table:table-cell table:formula="of:=SUM([$ALPB.G$1:.G$1048576])" office:value-type="float" office:value="0" calcext:value-type="float">
            <text:p>0</text:p>
          </table:table-cell>
          <table:table-cell table:formula="of:=SUM([$ALPB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APSP*</text:p>
          </table:table-cell>
          <table:table-cell table:formula="of:=SUM([$APSP.D$1:.D$1048576])" office:value-type="float" office:value="0" calcext:value-type="float">
            <text:p>0</text:p>
          </table:table-cell>
          <table:table-cell table:formula="of:=SUM([$APSP.F$1:.F$1048576])" office:value-type="float" office:value="4" calcext:value-type="float">
            <text:p>4</text:p>
          </table:table-cell>
          <table:table-cell table:formula="of:=SUM([$APSP.G$1:.G$1048576])" office:value-type="float" office:value="4" calcext:value-type="float">
            <text:p>4</text:p>
          </table:table-cell>
          <table:table-cell table:formula="of:=SUM([$APSP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LA*</text:p>
          </table:table-cell>
          <table:table-cell table:formula="of:=SUM([$LA.D$1:.D$1048576])" office:value-type="float" office:value="549" calcext:value-type="float">
            <text:p>549</text:p>
          </table:table-cell>
          <table:table-cell table:formula="of:=SUM([$LA.F$1:.F$1048576])" office:value-type="float" office:value="0" calcext:value-type="float">
            <text:p>0</text:p>
          </table:table-cell>
          <table:table-cell table:formula="of:=SUM([$LA.G$1:.G$1048576])" office:value-type="float" office:value="0" calcext:value-type="float">
            <text:p>0</text:p>
          </table:table-cell>
          <table:table-cell table:formula="of:=SUM([$LA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LR*</text:p>
          </table:table-cell>
          <table:table-cell table:formula="of:=SUM([$LR.D$1:.D$1048576])" office:value-type="float" office:value="58" calcext:value-type="float">
            <text:p>58</text:p>
          </table:table-cell>
          <table:table-cell table:formula="of:=SUM([$LR.F$1:.F$1048576])" office:value-type="float" office:value="21" calcext:value-type="float">
            <text:p>21</text:p>
          </table:table-cell>
          <table:table-cell table:formula="of:=SUM([$LR.G$1:.G$1048576])" office:value-type="float" office:value="0" calcext:value-type="float">
            <text:p>0</text:p>
          </table:table-cell>
          <table:table-cell table:formula="of:=SUM([$LR.H$1:.H$1048576])" office:value-type="float" office:value="26" calcext:value-type="float">
            <text:p>26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LRAP*</text:p>
          </table:table-cell>
          <table:table-cell table:formula="of:=SUM([$LRAP.D$1:.D$1048576])" office:value-type="float" office:value="0" calcext:value-type="float">
            <text:p>0</text:p>
          </table:table-cell>
          <table:table-cell table:formula="of:=SUM([$LRAP.E$1:.E$1048576])" office:value-type="float" office:value="0" calcext:value-type="float">
            <text:p>0</text:p>
          </table:table-cell>
          <table:table-cell table:formula="of:=SUM([$LRAP.F$1:.F$1048576])" office:value-type="float" office:value="1" calcext:value-type="float">
            <text:p>1</text:p>
          </table:table-cell>
          <table:table-cell table:formula="of:=SUM([$LRAP.G$1:.G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LRMI*</text:p>
          </table:table-cell>
          <table:table-cell table:formula="of:=SUM([$LRMI.D$1:.D$1048576])" office:value-type="float" office:value="1" calcext:value-type="float">
            <text:p>1</text:p>
          </table:table-cell>
          <table:table-cell table:formula="of:=SUM([$LRMI.F$1:.F$1048576])" office:value-type="float" office:value="0" calcext:value-type="float">
            <text:p>0</text:p>
          </table:table-cell>
          <table:table-cell table:formula="of:=SUM([$LRMI.G$1:.G$1048576])" office:value-type="float" office:value="0" calcext:value-type="float">
            <text:p>0</text:p>
          </table:table-cell>
          <table:table-cell table:formula="of:=SUM([$LRMI.H$1:.H$1048576])" office:value-type="float" office:value="1" calcext:value-type="float">
            <text:p>1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LS*</text:p>
          </table:table-cell>
          <table:table-cell table:formula="of:=SUM([$LS.D$1:.D$1048576])" office:value-type="float" office:value="0" calcext:value-type="float">
            <text:p>0</text:p>
          </table:table-cell>
          <table:table-cell table:formula="of:=SUM([$LS.F$1:.F$1048576])" office:value-type="float" office:value="0" calcext:value-type="float">
            <text:p>0</text:p>
          </table:table-cell>
          <table:table-cell table:formula="of:=SUM([$LS.G$1:.G$1048576])" office:value-type="float" office:value="0" calcext:value-type="float">
            <text:p>0</text:p>
          </table:table-cell>
          <table:table-cell table:formula="of:=SUM([$LS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NLT*</text:p>
          </table:table-cell>
          <table:table-cell table:formula="of:=SUM([$NLT.D$1:.D$1048576])" office:value-type="float" office:value="0" calcext:value-type="float">
            <text:p>0</text:p>
          </table:table-cell>
          <table:table-cell table:formula="of:=SUM([$NLT.F$1:.F$1048576])" office:value-type="float" office:value="0" calcext:value-type="float">
            <text:p>0</text:p>
          </table:table-cell>
          <table:table-cell table:formula="of:=SUM([$NLT.G$1:.G$1048576])" office:value-type="float" office:value="0" calcext:value-type="float">
            <text:p>0</text:p>
          </table:table-cell>
          <table:table-cell table:formula="of:=SUM([$NLT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PP*</text:p>
          </table:table-cell>
          <table:table-cell table:formula="of:=SUM([$PPP.D$1:.D$1048576])" office:value-type="float" office:value="0" calcext:value-type="float">
            <text:p>0</text:p>
          </table:table-cell>
          <table:table-cell table:formula="of:=SUM([$PPP.F$1:.F$1048576])" office:value-type="float" office:value="0" calcext:value-type="float">
            <text:p>0</text:p>
          </table:table-cell>
          <table:table-cell table:formula="of:=SUM([$PPP.G$1:.G$1048576])" office:value-type="float" office:value="0" calcext:value-type="float">
            <text:p>0</text:p>
          </table:table-cell>
          <table:table-cell table:formula="of:=SUM([$PPP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REC*</text:p>
          </table:table-cell>
          <table:table-cell table:formula="of:=SUM([$PREC.D$1:.D$1048576])" office:value-type="float" office:value="0" calcext:value-type="float">
            <text:p>0</text:p>
          </table:table-cell>
          <table:table-cell table:formula="of:=SUM([$PREC.F$1:.F$1048576])" office:value-type="float" office:value="0" calcext:value-type="float">
            <text:p>0</text:p>
          </table:table-cell>
          <table:table-cell table:formula="of:=SUM([$PREC.G$1:.G$1048576])" office:value-type="float" office:value="0" calcext:value-type="float">
            <text:p>0</text:p>
          </table:table-cell>
          <table:table-cell table:formula="of:=SUM([$PREC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REM*</text:p>
          </table:table-cell>
          <table:table-cell table:formula="of:=SUM([$PREM.D$1:.D$1048576])" office:value-type="float" office:value="0" calcext:value-type="float">
            <text:p>0</text:p>
          </table:table-cell>
          <table:table-cell table:formula="of:=SUM([$PREM.F$1:.F$1048576])" office:value-type="float" office:value="0" calcext:value-type="float">
            <text:p>0</text:p>
          </table:table-cell>
          <table:table-cell table:formula="of:=SUM([$PREM.G$1:.G$1048576])" office:value-type="float" office:value="0" calcext:value-type="float">
            <text:p>0</text:p>
          </table:table-cell>
          <table:table-cell table:formula="of:=SUM([$PREM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REN*</text:p>
          </table:table-cell>
          <table:table-cell table:formula="of:=SUM([$PREN.D$1:.D$1048576])" office:value-type="float" office:value="0" calcext:value-type="float">
            <text:p>0</text:p>
          </table:table-cell>
          <table:table-cell table:formula="of:=SUM([$PREN.F$1:.F$1048576])" office:value-type="float" office:value="0" calcext:value-type="float">
            <text:p>0</text:p>
          </table:table-cell>
          <table:table-cell table:formula="of:=SUM([$PREN.G$1:.G$1048576])" office:value-type="float" office:value="0" calcext:value-type="float">
            <text:p>0</text:p>
          </table:table-cell>
          <table:table-cell table:formula="of:=SUM([$PREN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A*</text:p>
          </table:table-cell>
          <table:table-cell table:formula="of:=SUM([$PSA.D$1:.D$1048576])" office:value-type="float" office:value="0" calcext:value-type="float">
            <text:p>0</text:p>
          </table:table-cell>
          <table:table-cell table:formula="of:=SUM([$PSA.F$1:.F$1048576])" office:value-type="float" office:value="0" calcext:value-type="float">
            <text:p>0</text:p>
          </table:table-cell>
          <table:table-cell table:formula="of:=SUM([$PSA.G$1:.G$1048576])" office:value-type="float" office:value="0" calcext:value-type="float">
            <text:p>0</text:p>
          </table:table-cell>
          <table:table-cell table:formula="of:=SUM([$PSA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B*</text:p>
          </table:table-cell>
          <table:table-cell table:formula="of:=SUM([$PSB.D$1:.D$1048576])" office:value-type="float" office:value="0" calcext:value-type="float">
            <text:p>0</text:p>
          </table:table-cell>
          <table:table-cell table:formula="of:=SUM([$PSB.F$1:.F$1048576])" office:value-type="float" office:value="1" calcext:value-type="float">
            <text:p>1</text:p>
          </table:table-cell>
          <table:table-cell table:formula="of:=SUM([$PSB.G$1:.G$1048576])" office:value-type="float" office:value="0" calcext:value-type="float">
            <text:p>0</text:p>
          </table:table-cell>
          <table:table-cell table:formula="of:=SUM([$PSB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CST*</text:p>
          </table:table-cell>
          <table:table-cell table:formula="of:=SUM([$PSCST.D$1:.D$1048576])" office:value-type="float" office:value="0" calcext:value-type="float">
            <text:p>0</text:p>
          </table:table-cell>
          <table:table-cell table:formula="of:=SUM([$PSCST.F$1:.F$1048576])" office:value-type="float" office:value="0" calcext:value-type="float">
            <text:p>0</text:p>
          </table:table-cell>
          <table:table-cell table:formula="of:=SUM([$PSCST.G$1:.G$1048576])" office:value-type="float" office:value="0" calcext:value-type="float">
            <text:p>0</text:p>
          </table:table-cell>
          <table:table-cell table:formula="of:=SUM([$PSCST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D*</text:p>
          </table:table-cell>
          <table:table-cell table:formula="of:=SUM([$PSD.D$1:.D$1048576])" office:value-type="float" office:value="1" calcext:value-type="float">
            <text:p>1</text:p>
          </table:table-cell>
          <table:table-cell table:formula="of:=SUM([$PSD.F$1:.F$1048576])" office:value-type="float" office:value="0" calcext:value-type="float">
            <text:p>0</text:p>
          </table:table-cell>
          <table:table-cell table:formula="of:=SUM([$PSD.G$1:.G$1048576])" office:value-type="float" office:value="0" calcext:value-type="float">
            <text:p>0</text:p>
          </table:table-cell>
          <table:table-cell table:formula="of:=SUM([$PSD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G*</text:p>
          </table:table-cell>
          <table:table-cell table:formula="of:=SUM([$PSG.D$1:.D$1048576])" office:value-type="float" office:value="0" calcext:value-type="float">
            <text:p>0</text:p>
          </table:table-cell>
          <table:table-cell table:formula="of:=SUM([$PSG.F$1:.F$1048576])" office:value-type="float" office:value="0" calcext:value-type="float">
            <text:p>0</text:p>
          </table:table-cell>
          <table:table-cell table:formula="of:=SUM([$PSG.G$1:.G$1048576])" office:value-type="float" office:value="0" calcext:value-type="float">
            <text:p>0</text:p>
          </table:table-cell>
          <table:table-cell table:formula="of:=SUM([$PSG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GW*</text:p>
          </table:table-cell>
          <table:table-cell table:formula="of:=SUM([$PSGW.D$1:.D$1048576])" office:value-type="float" office:value="0" calcext:value-type="float">
            <text:p>0</text:p>
          </table:table-cell>
          <table:table-cell table:formula="of:=SUM([$PSGW.F$1:.F$1048576])" office:value-type="float" office:value="0" calcext:value-type="float">
            <text:p>0</text:p>
          </table:table-cell>
          <table:table-cell table:formula="of:=SUM([$PSGW.G$1:.G$1048576])" office:value-type="float" office:value="0" calcext:value-type="float">
            <text:p>0</text:p>
          </table:table-cell>
          <table:table-cell table:formula="of:=SUM([$PSGW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I*</text:p>
          </table:table-cell>
          <table:table-cell table:formula="of:=SUM([$PSI.D$1:.D$1048576])" office:value-type="float" office:value="0" calcext:value-type="float">
            <text:p>0</text:p>
          </table:table-cell>
          <table:table-cell table:formula="of:=SUM([$PSI.F$1:.F$1048576])" office:value-type="float" office:value="0" calcext:value-type="float">
            <text:p>0</text:p>
          </table:table-cell>
          <table:table-cell table:formula="of:=SUM([$PSI.G$1:.G$1048576])" office:value-type="float" office:value="0" calcext:value-type="float">
            <text:p>0</text:p>
          </table:table-cell>
          <table:table-cell table:formula="of:=SUM([$PSI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IV*</text:p>
          </table:table-cell>
          <table:table-cell table:formula="of:=SUM([$PSIV.D$1:.D$1048576])" office:value-type="float" office:value="18" calcext:value-type="float">
            <text:p>18</text:p>
          </table:table-cell>
          <table:table-cell table:formula="of:=SUM([$PSIV.F$1:.F$1048576])" office:value-type="float" office:value="1" calcext:value-type="float">
            <text:p>1</text:p>
          </table:table-cell>
          <table:table-cell table:formula="of:=SUM([$PSIV.G$1:.G$1048576])" office:value-type="float" office:value="0" calcext:value-type="float">
            <text:p>0</text:p>
          </table:table-cell>
          <table:table-cell table:formula="of:=SUM([$PSIV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J*</text:p>
          </table:table-cell>
          <table:table-cell table:formula="of:=SUM([$PSJ.D$1:.D$1048576])" office:value-type="float" office:value="15" calcext:value-type="float">
            <text:p>15</text:p>
          </table:table-cell>
          <table:table-cell table:formula="of:=SUM([$PSJ.F$1:.F$1048576])" office:value-type="float" office:value="1" calcext:value-type="float">
            <text:p>1</text:p>
          </table:table-cell>
          <table:table-cell table:formula="of:=SUM([$PSJ.G$1:.G$1048576])" office:value-type="float" office:value="0" calcext:value-type="float">
            <text:p>0</text:p>
          </table:table-cell>
          <table:table-cell table:formula="of:=SUM([$PSJ.H$1:.H$1048576])" office:value-type="float" office:value="1" calcext:value-type="float">
            <text:p>1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N*</text:p>
          </table:table-cell>
          <table:table-cell table:formula="of:=SUM([$PSN.D$1:.D$1048576])" office:value-type="float" office:value="7" calcext:value-type="float">
            <text:p>7</text:p>
          </table:table-cell>
          <table:table-cell table:formula="of:=SUM([$PSN.F$1:.F$1048576])" office:value-type="float" office:value="5" calcext:value-type="float">
            <text:p>5</text:p>
          </table:table-cell>
          <table:table-cell table:formula="of:=SUM([$PSN.G$1:.G$1048576])" office:value-type="float" office:value="0" calcext:value-type="float">
            <text:p>0</text:p>
          </table:table-cell>
          <table:table-cell table:formula="of:=SUM([$PSN.H$1:.H$1048576])" office:value-type="float" office:value="2" calcext:value-type="float">
            <text:p>2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O*</text:p>
          </table:table-cell>
          <table:table-cell table:formula="of:=SUM([$PSO.D$1:.D$1048576])" office:value-type="float" office:value="3" calcext:value-type="float">
            <text:p>3</text:p>
          </table:table-cell>
          <table:table-cell table:formula="of:=SUM([$PSO.F$1:.F$1048576])" office:value-type="float" office:value="14" calcext:value-type="float">
            <text:p>14</text:p>
          </table:table-cell>
          <table:table-cell table:formula="of:=SUM([$PSO.G$1:.G$1048576])" office:value-type="float" office:value="0" calcext:value-type="float">
            <text:p>0</text:p>
          </table:table-cell>
          <table:table-cell table:formula="of:=SUM([$PSO.H$1:.H$1048576])" office:value-type="float" office:value="12" calcext:value-type="float">
            <text:p>12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RX*</text:p>
          </table:table-cell>
          <table:table-cell table:formula="of:=SUM([$PSRX.D$1:.D$1048576])" office:value-type="float" office:value="0" calcext:value-type="float">
            <text:p>0</text:p>
          </table:table-cell>
          <table:table-cell table:formula="of:=SUM([$PSRX.F$1:.F$1048576])" office:value-type="float" office:value="0" calcext:value-type="float">
            <text:p>0</text:p>
          </table:table-cell>
          <table:table-cell table:formula="of:=SUM([$PSRX.G$1:.G$1048576])" office:value-type="float" office:value="0" calcext:value-type="float">
            <text:p>0</text:p>
          </table:table-cell>
          <table:table-cell table:formula="of:=SUM([$PSRX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S*</text:p>
          </table:table-cell>
          <table:table-cell table:formula="of:=SUM([$PSS.D$1:.D$1048576])" office:value-type="float" office:value="9" calcext:value-type="float">
            <text:p>9</text:p>
          </table:table-cell>
          <table:table-cell table:formula="of:=SUM([$PSS.F$1:.F$1048576])" office:value-type="float" office:value="10" calcext:value-type="float">
            <text:p>10</text:p>
          </table:table-cell>
          <table:table-cell table:formula="of:=SUM([$PSS.G$1:.G$1048576])" office:value-type="float" office:value="0" calcext:value-type="float">
            <text:p>0</text:p>
          </table:table-cell>
          <table:table-cell table:formula="of:=SUM([$PSS.H$1:.H$1048576])" office:value-type="float" office:value="7" calcext:value-type="float">
            <text:p>7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U*</text:p>
          </table:table-cell>
          <table:table-cell table:formula="of:=SUM([$PSU.D$1:.D$1048576])" office:value-type="float" office:value="0" calcext:value-type="float">
            <text:p>0</text:p>
          </table:table-cell>
          <table:table-cell table:formula="of:=SUM([$PSU.F$1:.F$1048576])" office:value-type="float" office:value="0" calcext:value-type="float">
            <text:p>0</text:p>
          </table:table-cell>
          <table:table-cell table:formula="of:=SUM([$PSU.G$1:.G$1048576])" office:value-type="float" office:value="0" calcext:value-type="float">
            <text:p>0</text:p>
          </table:table-cell>
          <table:table-cell table:formula="of:=SUM([$PSU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SX*</text:p>
          </table:table-cell>
          <table:table-cell table:formula="of:=SUM([$PSX.D$1:.D$1048576])" office:value-type="float" office:value="12" calcext:value-type="float">
            <text:p>12</text:p>
          </table:table-cell>
          <table:table-cell table:formula="of:=SUM([$PSX.F$1:.F$1048576])" office:value-type="float" office:value="1" calcext:value-type="float">
            <text:p>1</text:p>
          </table:table-cell>
          <table:table-cell table:formula="of:=SUM([$PSX.G$1:.G$1048576])" office:value-type="float" office:value="0" calcext:value-type="float">
            <text:p>0</text:p>
          </table:table-cell>
          <table:table-cell table:formula="of:=SUM([$PSX.H$1:.H$1048576])" office:value-type="float" office:value="3" calcext:value-type="float">
            <text:p>3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PX*</text:p>
          </table:table-cell>
          <table:table-cell table:formula="of:=SUM([$PX.D$1:.D$1048576])" office:value-type="float" office:value="0" calcext:value-type="float">
            <text:p>0</text:p>
          </table:table-cell>
          <table:table-cell table:formula="of:=SUM([$PX.F$1:.F$1048576])" office:value-type="float" office:value="0" calcext:value-type="float">
            <text:p>0</text:p>
          </table:table-cell>
          <table:table-cell table:formula="of:=SUM([$PX.G$1:.G$1048576])" office:value-type="float" office:value="0" calcext:value-type="float">
            <text:p>0</text:p>
          </table:table-cell>
          <table:table-cell table:formula="of:=SUM([$PX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0">
          <table:table-cell office:value-type="string" calcext:value-type="string">
            <text:p>TOTALS</text:p>
          </table:table-cell>
          <table:table-cell table:formula="of:=SUM([.B3:.B30])" office:value-type="float" office:value="673" calcext:value-type="float">
            <text:p>673</text:p>
          </table:table-cell>
          <table:table-cell table:formula="of:=SUM([.C3:.C30])" office:value-type="float" office:value="58" calcext:value-type="float">
            <text:p>58</text:p>
          </table:table-cell>
          <table:table-cell table:formula="of:=SUM([.D3:.D30])" office:value-type="float" office:value="5" calcext:value-type="float">
            <text:p>5</text:p>
          </table:table-cell>
          <table:table-cell table:formula="of:=SUM([.E3:.E30])" office:value-type="float" office:value="52" calcext:value-type="float">
            <text:p>52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PB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ALPB.$A$1:.$C$865"/>
          <table:named-range table:name="_xlnm._FilterDatabase" table:base-cell-address="$Summary.$A$1" table:cell-range-address="$ALPB.$A$1:.$J$1"/>
        </table:named-expressions>
      </table:table>
      <table:table table:name="APSP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APSPT04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RD+2,Z*,</text:p>
          </table:table-cell>
          <table:table-cell/>
          <table:table-cell office:value-type="string" calcext:value-type="string">
            <text:p>$D,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ids</text:p>
          </table:table-cell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SPT041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RD+2,Z*,</text:p>
          </table:table-cell>
          <table:table-cell/>
          <table:table-cell office:value-type="string" calcext:value-type="string">
            <text:p>$D,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ids</text:p>
          </table:table-cell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SPT05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RD+2,Z*,</text:p>
          </table:table-cell>
          <table:table-cell/>
          <table:table-cell office:value-type="string" calcext:value-type="string">
            <text:p>$D,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ids</text:p>
          </table:table-cell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SPT051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RD+2,Z*,</text:p>
          </table:table-cell>
          <table:table-cell/>
          <table:table-cell office:value-type="string" calcext:value-type="string">
            <text:p>$D,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ids</text:p>
          </table:table-cell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APSP.$A$1:.$C$865"/>
          <table:named-range table:name="_xlnm._FilterDatabase" table:base-cell-address="$Summary.$A$1" table:cell-range-address="$APSP.$A$1:.$J$1"/>
        </table:named-expressions>
      </table:table>
      <table:table table:name="LA" table:style-name="ta4">
        <table:table-column table:style-name="co1" table:default-cell-style-name="Default"/>
        <table:table-column table:style-name="co14" table:default-cell-style-name="Default"/>
        <table:table-column table:style-name="co15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number-columns-repeated="1015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LA110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S1,AS1+1,AS2+1,AS2+2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1103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ASK+1,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7ADL</text:p>
          </table:table-cell>
          <table:table-cell office:value-type="string" calcext:value-type="string">
            <text:p>^LA("ADL"</text:p>
          </table:table-cell>
          <table:table-cell table:style-name="ce9" office:value-type="string" calcext:value-type="string">
            <text:p>EN+10,EN+13,EN+16*,EN+19,EN+22,EN+28,DQ+3,DQ+11,UID+7,UID+9,UID+10,UID+40,UID+41,CLEANUP+3!,CLEANUP+6,EXIT+3,EXIT+9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7ADL1</text:p>
          </table:table-cell>
          <table:table-cell office:value-type="string" calcext:value-type="string">
            <text:p>^LA("ADL"</text:p>
          </table:table-cell>
          <table:table-cell table:style-name="ce9" office:value-type="string" calcext:value-type="string">
            <text:p>SETSTOP+15*,SHOWST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7CHKF</text:p>
          </table:table-cell>
          <table:table-cell office:value-type="string" calcext:value-type="string">
            <text:p>^LA("ADL"</text:p>
          </table:table-cell>
          <table:table-cell table:style-name="ce9" office:value-type="string" calcext:value-type="string">
            <text:p>LACHK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7CHKF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FILE+7,FILE+8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7CHKF1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EN+13,EN+16,CHECK+4,UPDSTAT+6,UPDSTAT+20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UIIN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OBX+3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7UTIL</text:p>
          </table:table-cell>
          <table:table-cell office:value-type="string" calcext:value-type="string">
            <text:p>^LAB(64.4</text:p>
          </table:table-cell>
          <table:table-cell table:style-name="ce9" office:value-type="string" calcext:value-type="string">
            <text:p>CPT+2,CPT+3,CPT+8,CPT+1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HLU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HSTAT+19,LAHSTAT+20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7VHLU6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SCT2IEN+13,SCT2IEN+2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</text:p>
          </table:table-cell>
          <table:table-cell office:value-type="string" calcext:value-type="string">
            <text:p>^LAH("Z"</text:p>
          </table:table-cell>
          <table:table-cell table:style-name="ce9" office:value-type="string" calcext:value-type="string">
            <text:p>QLAH+6,QLAH+8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A7VIN1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ENDARB+13,SENDARB+14,SENDARB+15,SENDARB+16,SENDARB+18,SENDARB+20,SENDARB+34,SENDUNCB+14,SENDUNCB+15,SENDUNCB+16,SENDUNCB+17,SENDUNCB+19,SENDUNCB+21,SENDACB+14,SENDACB+15,SENDACB+16,SENDACB+17,SENDACB+19,SENDACB+21,CHKOK+6,LAHCLUP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7VIN1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PLCMT+26,PLCMT+29,PLCMT+30*,PLCMT+31*,PLCMT+35,PLCMT+36*,PLCMT+37*,SENDOSB+22,SENDOSB+23,SENDOSB+24,SENDOSB+25,SENDOSB+27,SENDOSB+34,SENDOSB+3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7VIN2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RCOM+37,RCOM+38*,MICMT+4,MICMT+5*,MICMT+9,MICMT+10*,MICMT+14,MICMT+15*,UPD0+11*,UPD0+12,UPD0+13*,UPD0+16*,UPD0+17,UPD0+18*,UPD0+21*,UPD0+22,UPD0+23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4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GEN+63,LAGEN+7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7VIN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PROCESS+71*,PROCESS+78,PROCESS+83*,PROCESS+90,PROCESS+92*,PROCESS+96*,PROCESS+100,PROCESS+102*,PROCESS+111*,PROCESS+125,FID+1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5</text:p>
          </table:table-cell>
          <table:table-cell office:value-type="string" calcext:value-type="string">
            <text:p>^LAH("LA7 AMENDED RESULTS"</text:p>
          </table:table-cell>
          <table:table-cell table:style-name="ce9" office:value-type="string" calcext:value-type="string">
            <text:p>PROCESS+26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5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PRDID+7*,PRDID+14*,REFRNG+13,REFRNG+37*,ABFLAG+11*,EII+9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ET+23,SET+29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7</text:p>
          </table:table-cell>
          <table:table-cell office:value-type="string" calcext:value-type="string">
            <text:p>^LAH("LA7 AMENDED RESULTS"</text:p>
          </table:table-cell>
          <table:table-cell table:style-name="ce9" office:value-type="string" calcext:value-type="string">
            <text:p>OBX+246,OBX+249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7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PROCESS+4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7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1+5,6+1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7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15+1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7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22+13,30+13,48+3,NODE+3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7VIN7D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12+14,13+12,13+32,13+33,14+2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BL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BL3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BL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BL50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BL50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BL50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C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C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CA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C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CA4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CA4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CA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IM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IM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IM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LT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LT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LT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STR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ASTR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AST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RD*,IO2,IO2+1,IO2+2,W!,W+1,W+2,W+3,W+4,SET*,SETO*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B+4,W!,DQ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W+1,W+2,W+3!,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W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</text:p>
          </table:table-cell>
          <table:table-cell office:value-type="string" calcext:value-type="string">
            <text:p>^LA("TP"</text:p>
          </table:table-cell>
          <table:table-cell table:style-name="ce9" office:value-type="string" calcext:value-type="string">
            <text:p>IO1*,W+5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B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B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B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CX4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F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+1!,A+2,SEN,SETC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BCX4D</text:p>
          </table:table-cell>
          <table:table-cell office:value-type="string" calcext:value-type="string">
            <text:p>^LAB(61.26</text:p>
          </table:table-cell>
          <table:table-cell table:style-name="ce9" office:value-type="string" calcext:value-type="string">
            <text:p>A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H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BCX4H+5*,A*,B,C,U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I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EN+4*,SET*,SETO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X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2,RD,RD+1*,RD+3*,RD+5*,RD+6*,RD1*,RD2+1,RD2+5*,W+1,W+2*,TOUT+1,TOUT+2,IN*!,OUT!,SET*,SETO*,DBO*,DBX*,DBI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X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BCX4XX+3,W!,DQ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CX4XX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W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CX4X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LA3+2*,F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ERR</text:p>
          </table:table-cell>
          <table:table-cell office:value-type="string" calcext:value-type="string">
            <text:p>^LA("ERR"</text:p>
          </table:table-cell>
          <table:table-cell table:style-name="ce9" office:value-type="string" calcext:value-type="string">
            <text:p>EN1+6,EN1+7*,EN1+8*,A*,A+2*,A+4*,A+5*,LOAD+2*,LOAD+3*,LOAD+4*,DQ+2!,DQ+3!,DQ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ERRP</text:p>
          </table:table-cell>
          <table:table-cell office:value-type="string" calcext:value-type="string">
            <text:p>^LA("ERR"</text:p>
          </table:table-cell>
          <table:table-cell table:style-name="ce9" office:value-type="string" calcext:value-type="string">
            <text:p>EN+1,EN+2,EN+4,SEL+2,SEL+3,QUE+3,LEN0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NI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INIT+3,INIT+5*,INIT+7*,INIT+8*,INIT+9*,CHECK,CHECK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NI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INIT+10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NIT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INIT+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OH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OH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IOH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OU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OU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IOU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TKU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TKU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ITKU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ITKU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L33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L33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L33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MD87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MD87P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BMD87P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TES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IO2,IO2+1,IO2+2,W!,W+1,W+2,W+3,W+4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TES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W!,TRAP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TEST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W+1,W+2,W+3!,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TEST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W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BTEST</text:p>
          </table:table-cell>
          <table:table-cell office:value-type="string" calcext:value-type="string">
            <text:p>^LA("TP"</text:p>
          </table:table-cell>
          <table:table-cell table:style-name="ce9" office:value-type="string" calcext:value-type="string">
            <text:p>IO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178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178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178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178H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EN+4,IN,QUIT,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178HP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178HP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TEST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BIO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BIO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BIO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CHEM6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CHEM6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CHEM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D160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D160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D1600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D160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D350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D350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D3500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D350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EL8E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EL8E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EL8E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EL8E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FAR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FAR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FA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HEM1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HEM1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HEM1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HEM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550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550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L550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NTE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NTE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LNTE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NTE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NTE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LNTE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T20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T20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LT20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T20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LT20P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LT20P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MIR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MIR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MI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MIRA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MIRAS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MIRAS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AGX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AGX2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AGX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ARA4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TRAP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ARA4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TRAP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ARA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</text:p>
          </table:table-cell>
          <table:table-cell office:value-type="string" calcext:value-type="string">
            <text:p>^LA("LOST"</text:p>
          </table:table-cell>
          <table:table-cell table:style-name="ce9" office:value-type="string" calcext:value-type="string">
            <text:p>LOST*,LOST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1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1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1</text:p>
          </table:table-cell>
          <table:table-cell office:value-type="string" calcext:value-type="string">
            <text:p>^LA("LOST"</text:p>
          </table:table-cell>
          <table:table-cell table:style-name="ce9" office:value-type="string" calcext:value-type="string">
            <text:p>LOST*,LOST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1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</text:p>
          </table:table-cell>
          <table:table-cell office:value-type="string" calcext:value-type="string">
            <text:p>^LA("LOST"</text:p>
          </table:table-cell>
          <table:table-cell table:style-name="ce9" office:value-type="string" calcext:value-type="string">
            <text:p>LOST*,LOST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</text:p>
          </table:table-cell>
          <table:table-cell office:value-type="string" calcext:value-type="string">
            <text:p>^LA(5</text:p>
          </table:table-cell>
          <table:table-cell table:style-name="ce9" office:value-type="string" calcext:value-type="string">
            <text:p>TEST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4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4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24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2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QC+2*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3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3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5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5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5</text:p>
          </table:table-cell>
          <table:table-cell office:value-type="string" calcext:value-type="string">
            <text:p>^LA("LOST"</text:p>
          </table:table-cell>
          <table:table-cell table:style-name="ce9" office:value-type="string" calcext:value-type="string">
            <text:p>LOST*,LOST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5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6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6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6</text:p>
          </table:table-cell>
          <table:table-cell office:value-type="string" calcext:value-type="string">
            <text:p>^LA("LOST"</text:p>
          </table:table-cell>
          <table:table-cell table:style-name="ce9" office:value-type="string" calcext:value-type="string">
            <text:p>LOST*,LOST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6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SE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SE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SE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S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OLTSS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OLTSS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TDM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CTDMS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CTDMS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ACO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ACOS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DACOS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EKT7B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*,IN+1,IN+2*,OUT,QUIT,QUIT+1,Q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EKT7B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EKT7B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DEKT7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IM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DIMD+7!,LADIMD+8,OUT,SETC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IMPI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EN+2!,EN+3*,SET*,SETO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IMPX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2,RD*,RD+1*,RD+2*,RD1*,RD2+1,RD2+2,RD2+5,RD2+6,W+1*,NAK*,M*,P+4,P+5!*,P+6*,P2,IN,OUT,UPD*,SET*,SETO*,DBO*,DBX*,DBI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IMPX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DIMPXX+2,W!,DQ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IMPXX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W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DIMPX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AG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JOB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JOB,STA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JOB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JOB+1!,STA2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DJO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TA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KERM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2+2,SEND,SEND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KERM2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SEND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KERM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*,GET+1,GET+2*,S,F,E*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DKERMI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+1,A+3*,RCHK+3,RCHK+8*,RCHK+9*,NAK,NAK+1,RACK*,RACK+1*,QUIT!,RESTART*,OUT,SCHK+1*!,SCHK+2*,SCHK+3,RSEND,NEXT!,NEXT+1*,NEXT+2*,KICK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KERMI</text:p>
          </table:table-cell>
          <table:table-cell office:value-type="string" calcext:value-type="string">
            <text:p>^LA("KR"</text:p>
          </table:table-cell>
          <table:table-cell table:style-name="ce9" office:value-type="string" calcext:value-type="string">
            <text:p>A,IN,NEXT+3,DEBUG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KERMI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RCHK+7,QUIT,NEX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KERMI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KICK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MN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MND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DMN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DMND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AVE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4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E4A+3,IN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4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4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4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4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KT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,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KT7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B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*,IN+1,IN+2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B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B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KT7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KT7P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KT7P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L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L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L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LT8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LT8D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LT8D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PX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SEN+3*,SET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PXPX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2,LA22+1,LA22+2,W+1,SET*,SETO*,TOUT,TOUT+1,DEBUGO*,DEBUGI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PXPX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EPXPXX+10,LAEPXPXX+14*,W!,DQ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PXPXX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W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R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R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RA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XEC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EXEC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EXE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FARA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FARA2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FARA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2A+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AGEN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OG+7,LOG+8,LG2+1*,LG2+2*,ISQN+1,ISQN+3*,ISQN+6*,ISQN+10*,ISQN+13*,ISQN+18,LLIST+4,LLIST+12*,LLIST+16*,CENUM+7*,POC+3,CONTROL+11,CONTROL+17!,CONTROL+18!,UPDT+7,UPDT+11*,UID+9,UID+11!,UID+13*,UID+14*,POI+35,POI+39!,POI+40!,POI+42*,POI+43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1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1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48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48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48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6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6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6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05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05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70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17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SEND*,SEND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17H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W+2,W+3*,W+4,W+5*,U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17H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W+5*,U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17U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17U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17U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717U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37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37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737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47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!*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47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747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747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LOG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LOG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LOG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LOG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1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1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1K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T1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1K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HT1KD+6,A+1,SEND,SEND+1*,CHECK+3*,OUT,AG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1KD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A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1K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A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CC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CC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CCA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TCC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CCA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HTCCAD+6,SEND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CCAH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HTCCAH+5,B*,C+1*,D*,E*,F,U,Z,Z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CCAH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Z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R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HTR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TR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0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HWATCH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FIND+5,CHK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JOB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JOB,STA2,STA2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JOB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JOB+1!,STA2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JOB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TA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JOB1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INE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JOB1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INE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JOB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INE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D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D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KD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DIFF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1+23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KDIFF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2+2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KDIFF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HD4+10,HD4+1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ERM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2+2,SEND,SEND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ERM2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SEND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ERM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*,GET+1,GET+2*,S,F,E*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KERMI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+1,A+3*,RCHK+2*,RCHK+3,RCHK+5*,RCHK+8*,NAK,RACK*,RACK+1*,QUIT!,RESTART*,OUT,SCHK+1*!,SCHK+2*,SCHK+3,RSEND,NEXT!,NEXT+1*,NEXT+2*,KICK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ERMIT</text:p>
          </table:table-cell>
          <table:table-cell office:value-type="string" calcext:value-type="string">
            <text:p>^LA("KR"</text:p>
          </table:table-cell>
          <table:table-cell table:style-name="ce9" office:value-type="string" calcext:value-type="string">
            <text:p>A,IN,NEXT+3,DEBUG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ERMI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RCHK+7,QUIT,NEX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ERMIT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KICK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OAG4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OAG4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KOAG4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UR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IN,IN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KUR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1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KUR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KUR</text:p>
          </table:table-cell>
          <table:table-cell office:value-type="string" calcext:value-type="string">
            <text:p>^LAB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style-name="ce9" office:value-type="string" calcext:value-type="string">
            <text:p>***Non-FileMan*** not only non-fm but a direct unconditional LOCK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KUR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1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13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L1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1306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1306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L130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131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1312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L131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508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508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508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L508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94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943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L94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BG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LBG3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LBG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AUT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ACCESS+8,ACCESS+12,ACCESS+13,LRANX+1,LRANX+2,LRANX+3!,LRANX+4,DATE+2,OK+1,SHOW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AUT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BB+6,BB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AUT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EN+3,EN+4,EN+5,MOVE+1*,MOVE+2!,MOVE+4*,NEXT+3,ORG+1,ORG+2!,ORG+3!,ASK+1,ASK+3*,ASK+6*,COM+1,COM2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AUT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DEL+2,DEL1,DEL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AUT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EN+1,LOOK+1,BLIND+2,BLIND+3,COM+1,DUP+4,SWITCH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AUT8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CLEAR+3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5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5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5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6*,LA3+7*,LA3+8*,LA3+9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6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6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6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6*,LA3+7*,LA3+8*,LA3+9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E6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E6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E6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E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5*,LA3+6*,LA3+7*,LA3+8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5*,LA3+6*,LA3+7*,LA3+8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6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6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6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K6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5*,LA3+6*,LA3+7*,LA3+8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C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D,E*,F*,U*,X*,OUT,NEX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C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NEX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,A+2,SE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A+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D</text:p>
          </table:table-cell>
          <table:table-cell office:value-type="string" calcext:value-type="string">
            <text:p>^LA("TP"</text:p>
          </table:table-cell>
          <table:table-cell table:style-name="ce9" office:value-type="string" calcext:value-type="string">
            <text:p>A+5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U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U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KU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KU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5*,LA3+6*,LA3+7*,LA3+8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L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ACCN+1,ACCN+5,LIST+4,REMOVE+17,REMOVE+18!,REMOVE+19!,REMOVE+20!,LRIFN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AMIVTL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CONTROL+6!,ASK+2,ASK+13*,BUILD,BUILD+1!,BUILD+3,BUILD+4,BUILD+5,BUILD+8,BUILD+9*,LAH1+3,LAH1+6,LAH1+8,LAH1+12,LAH1+13,LAH2+11,LAH2+13,LAH2+14,PRESTO+4,PAUSE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CHKLAH+4,CHKLAH+8,CHKLAH+10,CHKLAH+11!,CHKLAH+12!,SLICK+2,SLICK+4,SLICK+6,SLICK+7,SLICK+8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L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VER1+27!,VER1+30,WKLD+5,WKLD+6,WKLD+9,WKLD+10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ZEROCHK+3,ZEROCHK+4,ZEROCHK+8,CHANGE+2,CHANGE+5*,CHANGE+9,CHANGE+11,CHANGE+14!,CHANGE+16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IVTL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ID+3,ALTSET+11*,ALTSET+12*,CALL+28*,CALL+29*,CALL+30*,CALL+31*,LA4+8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+4,A+6,SE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TIK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D</text:p>
          </table:table-cell>
          <table:table-cell office:value-type="string" calcext:value-type="string">
            <text:p>^LA("TP"</text:p>
          </table:table-cell>
          <table:table-cell table:style-name="ce9" office:value-type="string" calcext:value-type="string">
            <text:p>TIK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G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OG+1,LG2*,ISQN+1,ISQN+2*,ISQN+4*,ISQN+6*,ISQN+8,LLIST,LLIST+3*,LLIST+4*,CENUM+2*,CONTROL+3,CONTROL+6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,IN+3*,OUT,QUIT,QUIT+1,QUIT+2,QUIT+3!,ERR+3,ERR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P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3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P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P</text:p>
          </table:table-cell>
          <table:table-cell office:value-type="string" calcext:value-type="string">
            <text:p>^LA("VITEK"</text:p>
          </table:table-cell>
          <table:table-cell table:style-name="ce9" office:value-type="string" calcext:value-type="string">
            <text:p>LA2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D+2,E+2*,F+1*,U+1*,X+2*,X+3*,OUT,NEX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IVTLX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NEX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LA1KC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LA1KC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LA1K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LA7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LA7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LA7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DH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DH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ODH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DU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DU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ODU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DU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DU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ODU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NAR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NAR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ONARK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ONAR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A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S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,LA3+2*,LA3+3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,A+3*,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A+3,OUT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,A+1,IN+1*,SETOUT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PAN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A,A+1,IN+4*,I2,I2+1,OUT,OUT+1!,OUT+2,SETOUT+1,SETOUT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PAN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3*,SETOUT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TA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STA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MSTA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NOV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NOV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NOV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NOVS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NOVS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NOVST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NOVS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AR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AR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PA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ARAP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ARAP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PARAP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ER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ER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PER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ER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PERD+6,SEN,ACK+1,ACK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ER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Q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ERD</text:p>
          </table:table-cell>
          <table:table-cell office:value-type="string" calcext:value-type="string">
            <text:p>^LA("TP"</text:p>
          </table:table-cell>
          <table:table-cell table:style-name="ce9" office:value-type="string" calcext:value-type="string">
            <text:p>ACK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MA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,QUIT+1,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MA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PMA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MAXD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PMAXD+6,SEN,ACK,ACK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MAXD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ADV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MAXD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Q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33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GETCH+1*,GETCH+3,CHK+1*,CHK+2,CHK+3,OU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33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PORT33+14,OUT+1!,DQ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33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CHK+4,OU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X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2*,RD*,IO2+1,W,W+1,W+4,SET*,TOUT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X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PORTXX+11,LAPORTXX+15*,W!,DQ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XX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W+1,W+2,W+3!,OUT+1,DQ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ORTXX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W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PX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P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1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1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RA1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2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LA2+2*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2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2K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RA2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PM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X*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RAPM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RAPM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RM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EN+1,EN+2,EN+3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55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55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55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79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79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79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C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C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C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ET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RESTART,SET*,SETO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ET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1+3,LA1+4,LA1+5*,LA1+6,LA1+9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ET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RMKSET+11,RMKSET+12*,RMKSET+17,RMKSET+18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1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12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12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MA1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2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2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2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MA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2C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2C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2C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MA2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C4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1!,TSK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C4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LA1!,LA1+1,LA1+5!,HA2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C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LAST!,IN,IN+1*,OU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C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ST!,TRAP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CA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MACA</text:p>
          </table:table-cell>
          <table:table-cell office:value-type="string" calcext:value-type="string">
            <text:p>^LA("STOP"</text:p>
          </table:table-cell>
          <table:table-cell table:style-name="ce9" office:value-type="string" calcext:value-type="string">
            <text:p>LAST!,I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MAC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3*,LA4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P120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OUT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P120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P120</text:p>
          </table:table-cell>
          <table:table-cell office:value-type="string" calcext:value-type="string">
            <text:p>^LA("Q"</text:p>
          </table:table-cell>
          <table:table-cell table:style-name="ce9" office:value-type="string" calcext:value-type="string">
            <text:p>OU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P12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PEC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PEC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PE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TATU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EN1+1,EN1+5,LAB+2,LAB+3,LAB+4,LAB+5,SYS,SYS+1,SYS1,SYS1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TR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STRA+3,IN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TR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T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4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YS8K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YS8K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YS8K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YSME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SYSME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SYSME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TDX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TDX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TDX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TDX1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TDX1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TDX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TOA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1,IN,IN+1*,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TOA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TO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WATCH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,LA1+2*,LA2+2,LA3+1,LA3+3,END+2!,LA0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WATCH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LA3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R+10*,IN,IN+1*,QUIT,QUIT+1!,QUIT+3,TRAP+2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+1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XSYM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3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BL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BLDLST+11,BLDLST+22,BLDLST+23*,FRAME+9*,ERR+2!,ERR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DL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START+5,START+6,GETACK+5,AGN+12!,AGN+13!,OUT+2,ERR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HQ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HQSET+8,HQSET+16*,OUT+1*,OUT+3,OUT+4*,OUT+5,OUT+6*,OUT+7*!,OUT+8*,OUT+9!,OUT+10,ERR+2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U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UPDT+1,UPDT+2,UPDT+3*,UPDT+4,UPDT+7,DEBG+4*,NAK+1*,INIT+6,INIT+7,INIT+8*,INIT+9!,INIT+13*,ZIS+1*,ZIS+11!,ZIS+12!*,ZIS+13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XSYMU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INIT+9!,ZIS+13*,BKGND+18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YIRI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1+2,IN,IN+1*,QUIT!,TRAP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YIRIS</text:p>
          </table:table-cell>
          <table:table-cell office:value-type="string" calcext:value-type="string">
            <text:p>^LA("LOCK"</text:p>
          </table:table-cell>
          <table:table-cell table:style-name="ce9" office:value-type="string" calcext:value-type="string">
            <text:p>QUIT!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YIRIS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A3+1*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LA.$A$1:.$C$861"/>
          <table:named-range table:name="_xlnm._FilterDatabase" table:base-cell-address="$Summary.$A$1" table:cell-range-address="$LA.$A$1:.$J$1"/>
        </table:named-expressions>
      </table:table>
      <table:table table:name="LR" table:style-name="ta5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LR132P</text:p>
          </table:table-cell>
          <table:table-cell office:value-type="string" calcext:value-type="string">
            <text:p>^ICD9("AB"</text:p>
          </table:table-cell>
          <table:table-cell table:style-name="ce9" office:value-type="string" calcext:value-type="string">
            <text:p>ICD9+4,ICD9+9,TST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***Needs further review*** Probably need a FM API to do the setting, but also need to define "AB" cross reference in the fil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302PO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P1+26*,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IDS</text:p>
          </table:table-cell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302PO</text:p>
          </table:table-cell>
          <table:table-cell office:value-type="string" calcext:value-type="string">
            <text:p>^LAM(99999</text:p>
          </table:table-cell>
          <table:table-cell table:style-name="ce9" office:value-type="string" calcext:value-type="string">
            <text:p>P1+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O</text:p>
          </table:table-cell>
          <table:table-cell table:number-columns-repeated="3"/>
          <table:table-cell office:value-type="string" calcext:value-type="string">
            <text:p>KIDS</text:p>
          </table:table-cell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334PO</text:p>
          </table:table-cell>
          <table:table-cell office:value-type="string" calcext:value-type="string">
            <text:p>^LAM(99999</text:p>
          </table:table-cell>
          <table:table-cell table:style-name="ce9" office:value-type="string" calcext:value-type="string">
            <text:p>P1+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O</text:p>
          </table:table-cell>
          <table:table-cell table:number-columns-repeated="3"/>
          <table:table-cell office:value-type="string" calcext:value-type="string">
            <text:p>KIDS</text:p>
          </table:table-cell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425</text:p>
          </table:table-cell>
          <table:table-cell office:value-type="string" calcext:value-type="string">
            <text:p>^DIA(60</text:p>
          </table:table-cell>
          <table:table-cell table:style-name="ce9" office:value-type="string" calcext:value-type="string">
            <text:p>SETP+2,SETP+3,</text:p>
          </table:table-cell>
          <table:table-cell table:number-columns-repeated="6"/>
          <table:table-cell table:style-name="ce9" office:value-type="string" calcext:value-type="string">
            <text:p>^DIA is the FM Audit Trail Global. *Okay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7OC0</text:p>
          </table:table-cell>
          <table:table-cell office:value-type="string" calcext:value-type="string">
            <text:p>^LRCNVRT(</text:p>
          </table:table-cell>
          <table:table-cell table:style-name="ce9" office:value-type="string" calcext:value-type="string">
            <text:p>EN1+5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L</text:p>
          </table:table-cell>
          <table:table-cell table:number-columns-repeated="3"/>
          <table:table-cell office:value-type="string" calcext:value-type="string">
            <text:p>KIDS</text:p>
          </table:table-cell>
          <table:table-cell table:style-name="ce9" office:value-type="string" calcext:value-type="string">
            <text:p>Used as a temporary global during conversio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7OSAP1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A+1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7OV2</text:p>
          </table:table-cell>
          <table:table-cell office:value-type="string" calcext:value-type="string">
            <text:p>^LRCNVRT(</text:p>
          </table:table-cell>
          <table:table-cell table:style-name="ce9" office:value-type="string" calcext:value-type="string">
            <text:p>EN+10,EN+14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L</text:p>
          </table:table-cell>
          <table:table-cell table:number-columns-repeated="3"/>
          <table:table-cell office:value-type="string" calcext:value-type="string">
            <text:p>KIDS</text:p>
          </table:table-cell>
          <table:table-cell table:style-name="ce9" office:value-type="string" calcext:value-type="string">
            <text:p>Used as a temporary global during conversio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1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FORP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14</text:p>
          </table:table-cell>
          <table:table-cell office:value-type="string" calcext:value-type="string">
            <text:p>^LAB(64.58</text:p>
          </table:table-cell>
          <table:table-cell table:style-name="ce9" office:value-type="string" calcext:value-type="string">
            <text:p>INIT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 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2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LRTSTVAL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2A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A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3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MH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6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LRMISC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6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LRFD1*,HEAD1+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7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LRFD1*,ENT+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ACC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AA+1*,</text:p>
          </table:table-cell>
          <table:table-cell table:number-columns-repeated="6"/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F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KILL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F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KILL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FR</text:p>
          </table:table-cell>
          <table:table-cell office:value-type="string" calcext:value-type="string">
            <text:p>^LAC($J</text:p>
          </table:table-cell>
          <table:table-cell table:style-name="ce9" office:value-type="string" calcext:value-type="string">
            <text:p>CLOCK+5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 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KL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ENT+2!,END!,ALGOT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KL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LRKL1,LRKL,LRMH,LRMH+1,SB,MISC,MICRO,DFN,ENT+2,END!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D, $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M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LRAC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M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LRKILL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M2</text:p>
          </table:table-cell>
          <table:table-cell office:value-type="string" calcext:value-type="string">
            <text:p>^LAC($J</text:p>
          </table:table-cell>
          <table:table-cell table:style-name="ce9" office:value-type="string" calcext:value-type="string">
            <text:p>LRPG!,DQ1+5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 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M3</text:p>
          </table:table-cell>
          <table:table-cell office:value-type="string" calcext:value-type="string">
            <text:p>^LAC("LGOT"</text:p>
          </table:table-cell>
          <table:table-cell table:style-name="ce9" office:value-type="string" calcext:value-type="string">
            <text:p>A+1!,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ACSUM</text:p>
          </table:table-cell>
          <table:table-cell office:value-type="string" calcext:value-type="string">
            <text:p>^DGPM("AMV3"</text:p>
          </table:table-cell>
          <table:table-cell table:style-name="ce9" office:value-type="string" calcext:value-type="string">
            <text:p>DIS,FN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CSUM</text:p>
          </table:table-cell>
          <table:table-cell office:value-type="string" calcext:value-type="string">
            <text:p>^DGPM("ATID1"</text:p>
          </table:table-cell>
          <table:table-cell table:style-name="ce9" office:value-type="string" calcext:value-type="string">
            <text:p>LIST+3,A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IRNUM</text:p>
          </table:table-cell>
          <table:table-cell office:value-type="string" calcext:value-type="string">
            <text:p>^DIC(9008</text:p>
          </table:table-cell>
          <table:table-cell table:style-name="ce9" office:value-type="string" calcext:value-type="string">
            <text:p>GO+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1</text:p>
          </table:table-cell>
          <table:table-cell office:value-type="string" calcext:value-type="string">
            <text:p>^LAR(</text:p>
          </table:table-cell>
          <table:table-cell table:style-name="ce9" office:value-type="string" calcext:value-type="string">
            <text:p>CLEAN+12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1</text:p>
          </table:table-cell>
          <table:table-cell office:value-type="string" calcext:value-type="string">
            <text:p>^LAR("NAME"</text:p>
          </table:table-cell>
          <table:table-cell table:style-name="ce9" office:value-type="string" calcext:value-type="string">
            <text:p>DQ2+5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1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DQ2+5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2</text:p>
          </table:table-cell>
          <table:table-cell office:value-type="string" calcext:value-type="string">
            <text:p>^LAR("DHZ"</text:p>
          </table:table-cell>
          <table:table-cell table:style-name="ce9" office:value-type="string" calcext:value-type="string">
            <text:p>MORE+10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4</text:p>
          </table:table-cell>
          <table:table-cell office:value-type="string" calcext:value-type="string">
            <text:p>^LAR("NAME"</text:p>
          </table:table-cell>
          <table:table-cell table:style-name="ce9" office:value-type="string" calcext:value-type="string">
            <text:p>MOVE+17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4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MOVE+18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06</text:p>
          </table:table-cell>
          <table:table-cell office:value-type="string" calcext:value-type="string">
            <text:p>^LAR</text:p>
          </table:table-cell>
          <table:table-cell table:style-name="ce9" office:value-type="string" calcext:value-type="string">
            <text:p>RESTART+1,RESTART+3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CHD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PT+2,PT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CHE</text:p>
          </table:table-cell>
          <table:table-cell office:value-type="string" calcext:value-type="string">
            <text:p>^LAR("NAME"</text:p>
          </table:table-cell>
          <table:table-cell table:style-name="ce9" office:value-type="string" calcext:value-type="string">
            <text:p>MOVE+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CHE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MOVE+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CHIV</text:p>
          </table:table-cell>
          <table:table-cell office:value-type="string" calcext:value-type="string">
            <text:p>^LAR("DHZ"</text:p>
          </table:table-cell>
          <table:table-cell table:style-name="ce9" office:value-type="string" calcext:value-type="string">
            <text:p>PROCESS+3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CHIV</text:p>
          </table:table-cell>
          <table:table-cell office:value-type="string" calcext:value-type="string">
            <text:p>^LAR("NAME"</text:p>
          </table:table-cell>
          <table:table-cell table:style-name="ce9" office:value-type="string" calcext:value-type="string">
            <text:p>LST+6,LST+8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U</text:p>
          </table:table-cell>
          <table:table-cell office:value-type="string" calcext:value-type="string">
            <text:p>^LAR(</text:p>
          </table:table-cell>
          <table:table-cell table:style-name="ce9" office:value-type="string" calcext:value-type="string">
            <text:p>DEL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RU</text:p>
          </table:table-cell>
          <table:table-cell office:value-type="string" calcext:value-type="string">
            <text:p>^LRD(65.9999</text:p>
          </table:table-cell>
          <table:table-cell table:style-name="ce9" office:value-type="string" calcext:value-type="string">
            <text:p>ENTC+7,ABI!,ABI+1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URV</text:p>
          </table:table-cell>
          <table:table-cell office:value-type="string" calcext:value-type="string">
            <text:p>^DGPM("ATID3"</text:p>
          </table:table-cell>
          <table:table-cell table:style-name="ce9" office:value-type="string" calcext:value-type="string">
            <text:p>P,P+1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USM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MX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BLDCU</text:p>
          </table:table-cell>
          <table:table-cell office:value-type="string" calcext:value-type="string">
            <text:p>^LR("F"</text:p>
          </table:table-cell>
          <table:table-cell table:style-name="ce9" office:value-type="string" calcext:value-type="string">
            <text:p>H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BLDR1</text:p>
          </table:table-cell>
          <table:table-cell office:value-type="string" calcext:value-type="string">
            <text:p>^LRE("AB"</text:p>
          </table:table-cell>
          <table:table-cell table:style-name="ce9" office:value-type="string" calcext:value-type="string">
            <text:p>A+1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BLJPP1</text:p>
          </table:table-cell>
          <table:table-cell office:value-type="string" calcext:value-type="string">
            <text:p>^DGPM("APID"</text:p>
          </table:table-cell>
          <table:table-cell table:style-name="ce9" office:value-type="string" calcext:value-type="string">
            <text:p>LRBLJPP1+7,LRBLJPP1+8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BLPC1</text:p>
          </table:table-cell>
          <table:table-cell office:value-type="string" calcext:value-type="string">
            <text:p>^DGPM("APID"</text:p>
          </table:table-cell>
          <table:table-cell table:style-name="ce9" office:value-type="string" calcext:value-type="string">
            <text:p>LRBLPC1+7,LRBLPC1+8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AM2</text:p>
          </table:table-cell>
          <table:table-cell office:value-type="string" calcext:value-type="string">
            <text:p>^LAH("LABWL"</text:p>
          </table:table-cell>
          <table:table-cell table:style-name="ce9" office:value-type="string" calcext:value-type="string">
            <text:p>CHK!,DQ+1,PRI+5*,PRI+15*,PRI+16*,PRI+18*,TREA+2*,LONG+1*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AM3</text:p>
          </table:table-cell>
          <table:table-cell office:value-type="string" calcext:value-type="string">
            <text:p>^LAH("LABWL"</text:p>
          </table:table-cell>
          <table:table-cell table:style-name="ce9" office:value-type="string" calcext:value-type="string">
            <text:p>ASK1+1,LOOP+2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AM4</text:p>
          </table:table-cell>
          <table:table-cell office:value-type="string" calcext:value-type="string">
            <text:p>^LAH("LABWL"</text:p>
          </table:table-cell>
          <table:table-cell table:style-name="ce9" office:value-type="string" calcext:value-type="string">
            <text:p>DQ+4,DQ+6,DQ+9,PRINT+3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AMP</text:p>
          </table:table-cell>
          <table:table-cell office:value-type="string" calcext:value-type="string">
            <text:p>^LAH("LABWL"</text:p>
          </table:table-cell>
          <table:table-cell table:style-name="ce9" office:value-type="string" calcext:value-type="string">
            <text:p>DEL+2!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CAPF</text:p>
          </table:table-cell>
          <table:table-cell office:value-type="string" calcext:value-type="string">
            <text:p>^LRO(61.2</text:p>
          </table:table-cell>
          <table:table-cell table:style-name="ce9" office:value-type="string" calcext:value-type="string">
            <text:p>EN+1,END+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style-name="ce9" office:value-type="string" calcext:value-type="string">
            <text:p>***Needs further review*** There is actually the Etiology Field file #61.2 but the global reference is defined as ^LAB(61.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PH</text:p>
          </table:table-cell>
          <table:table-cell office:value-type="string" calcext:value-type="string">
            <text:p>^LRO("LRCAPPH"</text:p>
          </table:table-cell>
          <table:table-cell table:style-name="ce9" office:value-type="string" calcext:value-type="string">
            <text:p>NP+19,END0+9,</text:p>
          </table:table-cell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PHX</text:p>
          </table:table-cell>
          <table:table-cell office:value-type="string" calcext:value-type="string">
            <text:p>^LRO("LRCAPPH"</text:p>
          </table:table-cell>
          <table:table-cell table:style-name="ce9" office:value-type="string" calcext:value-type="string">
            <text:p>EN+1,FIN,</text:p>
          </table:table-cell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PNP</text:p>
          </table:table-cell>
          <table:table-cell office:value-type="string" calcext:value-type="string">
            <text:p>^LRO("LRCAPPNP"</text:p>
          </table:table-cell>
          <table:table-cell table:style-name="ce9" office:value-type="string" calcext:value-type="string">
            <text:p>EN+1,END+1,</text:p>
          </table:table-cell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APVM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EN+4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CHIV</text:p>
          </table:table-cell>
          <table:table-cell office:value-type="string" calcext:value-type="string">
            <text:p>^LAR</text:p>
          </table:table-cell>
          <table:table-cell table:style-name="ce9" office:value-type="string" calcext:value-type="string">
            <text:p>DQ1+3,RESTART,RESTART+1,</text:p>
          </table:table-cell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CHIV</text:p>
          </table:table-cell>
          <table:table-cell office:value-type="string" calcext:value-type="string">
            <text:p>^LAR(</text:p>
          </table:table-cell>
          <table:table-cell table:style-name="ce9" office:value-type="string" calcext:value-type="string">
            <text:p>CLEAN+3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CHIV</text:p>
          </table:table-cell>
          <table:table-cell office:value-type="string" calcext:value-type="string">
            <text:p>^LAR("NAME"</text:p>
          </table:table-cell>
          <table:table-cell table:style-name="ce9" office:value-type="string" calcext:value-type="string">
            <text:p>LST,DQ2+2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CHIV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DQ2+2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CHIVD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PT+2,PT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CHIVE</text:p>
          </table:table-cell>
          <table:table-cell office:value-type="string" calcext:value-type="string">
            <text:p>^LAR("NAME"</text:p>
          </table:table-cell>
          <table:table-cell table:style-name="ce9" office:value-type="string" calcext:value-type="string">
            <text:p>MOVE+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CHIVE</text:p>
          </table:table-cell>
          <table:table-cell office:value-type="string" calcext:value-type="string">
            <text:p>^LAR("SSN"</text:p>
          </table:table-cell>
          <table:table-cell table:style-name="ce9" office:value-type="string" calcext:value-type="string">
            <text:p>MOVE+1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DPAREF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MAN+3!,</text:p>
          </table:table-cell>
          <table:table-cell table:number-columns-repeated="6"/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EPI1A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CY+70,CY+71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ERT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BLDERTX+66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FAC</text:p>
          </table:table-cell>
          <table:table-cell office:value-type="string" calcext:value-type="string">
            <text:p>^LAC($J</text:p>
          </table:table-cell>
          <table:table-cell table:style-name="ce9" office:value-type="string" calcext:value-type="string">
            <text:p>CLOCK+4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 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FLAG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VER+1,VER+5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GP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RTRAY+7,MACHSQ+5,WRK2+3,PRINT+11,PRINT+13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GV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ACC2+18,ACC2+22,ACC2+23,TR2+14,TR2+17,TR2+18,TR2+19!,TR2+21,SEQ+7,SEQ+10,WRKLST+14,WRKLST+17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GV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TUFF+12,STUFF+16,STUFF+18,STUFF+37,STUFF+44,STUFF+46,STUFF+52,STUFF+53,STUFF+88,NOP+2,INFO+3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GV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RGV2+13!,LRGV2+16,LRGV2+28,LRGV2+36,LRGV2+39,INFO+2,FINDPS+12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HDR</text:p>
          </table:table-cell>
          <table:table-cell office:value-type="string" calcext:value-type="string">
            <text:p>^LR("AD"</text:p>
          </table:table-cell>
          <table:table-cell table:style-name="ce9" office:value-type="string" calcext:value-type="string">
            <text:p>DISPLAY,LIST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JPON</text:p>
          </table:table-cell>
          <table:table-cell office:value-type="string" calcext:value-type="string">
            <text:p>^LRJPON</text:p>
          </table:table-cell>
          <table:table-cell table:style-name="ce9" office:value-type="string" calcext:value-type="string">
            <text:p>EN+11,EN+30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JSAUO</text:p>
          </table:table-cell>
          <table:table-cell office:value-type="string" calcext:value-type="string">
            <text:p>^DIA(60</text:p>
          </table:table-cell>
          <table:table-cell table:style-name="ce9" office:value-type="string" calcext:value-type="string">
            <text:p>EN+5,EN+6,EN+7,EN+8,</text:p>
          </table:table-cell>
          <table:table-cell table:number-columns-repeated="6"/>
          <table:table-cell table:style-name="ce9" office:value-type="string" calcext:value-type="string">
            <text:p>^DIA is the FM Audit Trail Global. *Okay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JSAUO</text:p>
          </table:table-cell>
          <table:table-cell office:value-type="string" calcext:value-type="string">
            <text:p>^LRJSAUO</text:p>
          </table:table-cell>
          <table:table-cell table:style-name="ce9" office:value-type="string" calcext:value-type="string">
            <text:p>EN+3,EN+1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LL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CLEAR+3!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LLS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CLEAR+6,CLEAR+10,CLEAR+37!,CLEAR+41,CLEAR+43,CLEAR+44,CLEAR+50,CLEAR+51*,CLEAR+52!,UNLAH+1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LLS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NEWNUM+2,NEWNUM+3*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LNC63</text:p>
          </table:table-cell>
          <table:table-cell office:value-type="string" calcext:value-type="string">
            <text:p>^LR(999999</text:p>
          </table:table-cell>
          <table:table-cell table:style-name="ce9" office:value-type="string" calcext:value-type="string">
            <text:p>DIS+8,DIS+14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OC1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LAH,LAD,</text:p>
          </table:table-cell>
          <table:table-cell table:number-columns-repeated="6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OLOVER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ROLLAH+5,ROLLAH+6,ROLLAH+8,ROLLAH+9,ROLLAH+17*,ROLLAH+18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OR3</text:p>
          </table:table-cell>
          <table:table-cell office:value-type="string" calcext:value-type="string">
            <text:p>^XUTL("OR"</text:p>
          </table:table-cell>
          <table:table-cell table:style-name="ce9" office:value-type="string" calcext:value-type="string">
            <text:p>CLEAN+3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looks to be used as a temporary storage glob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OR4</text:p>
          </table:table-cell>
          <table:table-cell office:value-type="string" calcext:value-type="string">
            <text:p>^DGPM("APID"</text:p>
          </table:table-cell>
          <table:table-cell table:style-name="ce9" office:value-type="string" calcext:value-type="string">
            <text:p>RPT+3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OR6A</text:p>
          </table:table-cell>
          <table:table-cell office:value-type="string" calcext:value-type="string">
            <text:p>^XUTL("OR"</text:p>
          </table:table-cell>
          <table:table-cell table:style-name="ce9" office:value-type="string" calcext:value-type="string">
            <text:p>EDITUR+14,RCOM+2,RCOM+4*,RCOM+5!,</text:p>
          </table:table-cell>
          <table:table-cell/>
          <table:table-cell office:value-type="string" calcext:value-type="string">
            <text:p>$D $O K 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looks to be used as a temporary storage glob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OR6B</text:p>
          </table:table-cell>
          <table:table-cell office:value-type="string" calcext:value-type="string">
            <text:p>^XUTL("OR"</text:p>
          </table:table-cell>
          <table:table-cell table:style-name="ce9" office:value-type="string" calcext:value-type="string">
            <text:p>SET!,SET+1*,SET+2,SET+3*,SET+9,SET+10,</text:p>
          </table:table-cell>
          <table:table-cell/>
          <table:table-cell office:value-type="string" calcext:value-type="string">
            <text:p>$D $O 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looks to be used as a temporary storage glob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OR8</text:p>
          </table:table-cell>
          <table:table-cell office:value-type="string" calcext:value-type="string">
            <text:p>^XUTL("OR"</text:p>
          </table:table-cell>
          <table:table-cell table:style-name="ce9" office:value-type="string" calcext:value-type="string">
            <text:p>S1,S1+1,S1+2*,S1+3*,S1+4,S1+5!,S1+10,S1+11,DUP+2,GET+1,</text:p>
          </table:table-cell>
          <table:table-cell/>
          <table:table-cell office:value-type="string" calcext:value-type="string">
            <text:p>$D $O M K 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looks to be used as a temporary storage glob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KLAB+2!,KLAB+3!,KLAB+5!,SLAB+2*,SLAB+3*,SLAB+5*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M*** ***Needs further review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API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HASITEM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PXAPI1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TESTS+12,TESTS+13,TRESULTS+23,TRESULTS+26,TRESULTS+31,PATIENTS+19,PATS+4,PATS+9,PTS+18,PT+3,PT+5,DATES+28,DATES+3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RPXAPI3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TESTS+14,TESTS+18,TESTS+24,RESULTS+27,RESULTS+31,RESULTS+36,TRESULTS+14,TRESULTS+20,PATIENTS+15,PCHK+4,PCHK+9,ALLPATS+20,APATS+3,APATS+5,PTS+27,PTS+30,PTS+33,PT+3,CATOK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API4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EXACT+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API5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MATCH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APP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TESTVAL+8,VALUES+7,VALUES+9,VALUES+11,SPEC+7,SPEC+9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PXCHK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CHKPAT+10,CHKPAT+11,CHKPAT+13,CHKPAT+14,CHKPAT+15,CHKPI+12,TMPCHK+1,MICRO+3,AP+3,AU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RM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UPDATE+16,UPDATE+2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SXRB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MICRO+98*,MICRO+99*,MICRO+100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PXSXRL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FRESH+1!,REMOVE+4,REMOVE+6,REMOVE+8,REMOVE+10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SCTF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LEX+10,LDFILE+7,LDFILE+32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SETUP</text:p>
          </table:table-cell>
          <table:table-cell office:value-type="string" calcext:value-type="string">
            <text:p>^LAC(0</text:p>
          </table:table-cell>
          <table:table-cell table:style-name="ce9" office:value-type="string" calcext:value-type="string">
            <text:p>POST+23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 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SETUP</text:p>
          </table:table-cell>
          <table:table-cell office:value-type="string" calcext:value-type="string">
            <text:p>^LRT(</text:p>
          </table:table-cell>
          <table:table-cell table:style-name="ce9" office:value-type="string" calcext:value-type="string">
            <text:p>POST+19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SPRPT1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EN+2,EN+3,L+1,L+3,L+4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SPRPT2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A+1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SRVR5</text:p>
          </table:table-cell>
          <table:table-cell office:value-type="string" calcext:value-type="string">
            <text:p>^LAHM(</text:p>
          </table:table-cell>
          <table:table-cell table:style-name="ce9" office:value-type="string" calcext:value-type="string">
            <text:p>PROCESS+32,PROCESS+46,LDFILE+16*,LDFILE+18*,LDFILE+19*,LDFILE+20*,LDFILE+21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SRVR6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FILE+11,FILE+12,FILE+16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SRVR8</text:p>
          </table:table-cell>
          <table:table-cell office:value-type="string" calcext:value-type="string">
            <text:p>^LAHM(</text:p>
          </table:table-cell>
          <table:table-cell table:style-name="ce9" office:value-type="string" calcext:value-type="string">
            <text:p>SEND+39,FILE+27*,FILE+28*,FILE+29*,BLDMSG+28,BLDMSG+29,BLDMSG+33,PURGE+9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STATUS</text:p>
          </table:table-cell>
          <table:table-cell office:value-type="string" calcext:value-type="string">
            <text:p>^LA(</text:p>
          </table:table-cell>
          <table:table-cell table:style-name="ce9" office:value-type="string" calcext:value-type="string">
            <text:p>EN1+1,EN1+5,LAB+2,LAB+3,LAB+4,LAB+5,SYS,SYS+1,SYS1,SYS1+1,</text:p>
          </table:table-cell>
          <table:table-cell table:number-columns-repeated="6"/>
          <table:table-cell table:style-name="ce9" office:value-type="string" calcext:value-type="string">
            <text:p>***Non-FileMan*** Auto-Instrument controls/checks. 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ER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AMEND+19,AMEND+25,AMEND+48!,AMEND+52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ER5</text:p>
          </table:table-cell>
          <table:table-cell office:value-type="string" calcext:value-type="string">
            <text:p>^LAH("LA7 AMENDED RESULTS"</text:p>
          </table:table-cell>
          <table:table-cell table:style-name="ce9" office:value-type="string" calcext:value-type="string">
            <text:p>LRVER5+16,LRVER5+18,LRVER5+20,Q42+3,AMEND+12,AMEND+22!,AMEND+49!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0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ACC+8,ACC+10,ACC+11,ACCSET+3,ACCSET+76,ISQN+3,ISQN+5,ISQN+16,ISQN+19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RVR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RVR1+5,LRVR1+7,LRVR1+16,T2+5,T3+4,VER+16,VER+19*,VER+20*,VER+23*,VER+24,LD+3,LD+9,WAIT1+1,SEQDISP+8,SEQDISP+14,SEQDISP+15,SEQDISP+21,SEQDISP+24,SEQDISP+25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1</text:p>
          </table:table-cell>
          <table:table-cell office:value-type="string" calcext:value-type="string">
            <text:p>^LAH("LA7 AMENDED RESULTS"</text:p>
          </table:table-cell>
          <table:table-cell table:style-name="ce9" office:value-type="string" calcext:value-type="string">
            <text:p>VER+6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RVR3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V1+3,V1+21,V1+22,V1+26,V1+29,EDIT+1,EDIT+4,EDIT+5!,EDIT+6*,EDIT+8*,EDIT+9,V11+5!,A3+19,LINKOK+1!,LINKOK+2*,LKCHK,ZAPALL+4,ZAPALL+5!,ZAPALL+6!,ZAPALL+7!,ZAPALL+8!,ZAPALL+10,ZAPALL+12!,ZAPALL+18,ZAPALL+20,ZAPALL+21,ZAPALL+22!,ZAPALL+24!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3</text:p>
          </table:table-cell>
          <table:table-cell office:value-type="string" calcext:value-type="string">
            <text:p>^LAH("LA7 AMENDED RESULTS"</text:p>
          </table:table-cell>
          <table:table-cell table:style-name="ce9" office:value-type="string" calcext:value-type="string">
            <text:p>ZAPALL+14,ZAPALL+15!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RVR4+6*,LRSBCOM+3,LRSBCOM+4,LRSBCOM+7*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5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V40+6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NEXT+4,BLDHELP+11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VRAP4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DATA+2,DATA+12,DATA+13,PRTSR+3,PRTSR+5,PRTSR+6,STORE+20,COMMENT+6,SRPT+6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RVRMI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EN+13,EN+14,SRCHEN+4,SRCHEN+11,SRCHEN+14,SRCHEN+15,SRCHEN+18,SRCHEN+21,SRCHEN+23,SRCHEN+25,SRCHEN+26,SRCHEN+31,SRCHEN+32,SRCHEN+35,SRCHEN+38,SRCHEN+40,SRCHEN+42,SRCHEN+43,SRCHEN+48,SRCHEN+49,SRCHEN+52,SRCHEN+55,SRCHEN+58,SRCHEN+59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RVRMI1A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SRCHEN2+5,SRCHEN2+6,SRCHEN2+8,SRCHEN2+9,SRCHEN2+11,SRCHEN2+12,SRCHEN2+17,SRCHEN2+19,SRCHEN2+43,SRCHEN2+45,SRCHEN2+46,SRCHEN2+52,SRCHEN2+53,SRCHEN2+54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VRMI2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HEAD+2,HEAD+3,HEAD+4,HEAD+5,HEAD+6,HEAD+7,HEAD+8,HEAD+9,HEAD+10,HEAD+11,HEAD+12,HEAD+13,HEAD+14,HEAD+15,HEAD+16,HEAD+17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VRPOC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EN+19,EN+22,EN+24,LOOK+8,LOOK+11,LOOK+17,DPT+5,DPT+10,DPT+18,DPT+35,DATA+5,DATA+9,DATA+45,DATA+46,DATA+47,DATA+77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POC</text:p>
          </table:table-cell>
          <table:table-cell office:value-type="string" calcext:value-type="string">
            <text:p>^LAH("Z"</text:p>
          </table:table-cell>
          <table:table-cell table:style-name="ce9" office:value-type="string" calcext:value-type="string">
            <text:p>EN+7,END+2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VRPOC</text:p>
          </table:table-cell>
          <table:table-cell office:value-type="string" calcext:value-type="string">
            <text:p>^LR("A"</text:p>
          </table:table-cell>
          <table:table-cell table:style-name="ce9" office:value-type="string" calcext:value-type="string">
            <text:p>NEWPT+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VRW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L10+7,ISEQ+1,ISEQ+2*,ISEQ+3*,ISEQ+6*,ISEQ+7*,ISEQ+8,FIND+3,FIND+5,T3+3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WLST1</text:p>
          </table:table-cell>
          <table:table-cell office:value-type="string" calcext:value-type="string">
            <text:p>^LR("A"</text:p>
          </table:table-cell>
          <table:table-cell table:style-name="ce9" office:value-type="string" calcext:value-type="string">
            <text:p>GTWLN+16,ORIGAAOK+14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WU4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AA+7*,AA+8,</text:p>
          </table:table-cell>
          <table:table-cell table:number-columns-repeated="6"/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WU8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KIDS+4,LRNIGHT+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WU9</text:p>
          </table:table-cell>
          <table:table-cell office:value-type="string" calcext:value-type="string">
            <text:p>^PXRMINDX(63</text:p>
          </table:table-cell>
          <table:table-cell table:style-name="ce9" office:value-type="string" calcext:value-type="string">
            <text:p>CHKILLPX+13,CHKILLPX+18,CHKILLPX+19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 needs further review. Needs to be defin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WU9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KIDS+4,LRNIGHT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XREF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LRKILL+2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XREF</text:p>
          </table:table-cell>
          <table:table-cell office:value-type="string" calcext:value-type="string">
            <text:p>^LRO(67.99999</text:p>
          </table:table-cell>
          <table:table-cell table:style-name="ce9" office:value-type="string" calcext:value-type="string">
            <text:p>TRIG9+2,TRIGTS9+1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XREF1</text:p>
          </table:table-cell>
          <table:table-cell office:value-type="string" calcext:value-type="string">
            <text:p>^LRD(65.9999</text:p>
          </table:table-cell>
          <table:table-cell table:style-name="ce9" office:value-type="string" calcext:value-type="string">
            <text:p>A6599+1*,A65899+1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LR.$A$1:.$C$554"/>
          <table:named-range table:name="_xlnm._FilterDatabase" table:base-cell-address="$Summary.$A$1" table:cell-range-address="$LR.$A$1:.$J$136"/>
        </table:named-expressions>
      </table:table>
      <table:table table:name="LRAP" table:style-name="ta6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4">
          <table:table-cell office:value-type="string" calcext:value-type="string">
            <text:p>LRAPBR3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JREFPRT+5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BR5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JREFPRT+5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CUM1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A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PFIX</text:p>
          </table:table-cell>
          <table:table-cell office:value-type="string" calcext:value-type="string">
            <text:p>^LR("A"</text:p>
          </table:table-cell>
          <table:table-cell table:style-name="ce9" office:value-type="string" calcext:value-type="string">
            <text:p>SP+1!,SP+2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PQOR3</text:p>
          </table:table-cell>
          <table:table-cell office:value-type="string" calcext:value-type="string">
            <text:p>^DGPM("ATID3"</text:p>
          </table:table-cell>
          <table:table-cell table:style-name="ce9" office:value-type="string" calcext:value-type="string">
            <text:p>P+1,P+2,P+6,P+7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SEM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N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SEM1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U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SEM2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U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SM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MX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RAPT2</text:p>
          </table:table-cell>
          <table:table-cell office:value-type="string" calcext:value-type="string">
            <text:p>^LAB(</text:p>
          </table:table-cell>
          <table:table-cell table:style-name="ce9" office:value-type="string" calcext:value-type="string">
            <text:p>A+1,</text:p>
          </table:table-cell>
          <table:table-cell table:number-columns-repeated="6"/>
          <table:table-cell table:style-name="ce9" office:value-type="string" calcext:value-type="string">
            <text:p>***Needs further review*** ^LAB( in and of itself is not a valid file global, but application code apparently is appending the numerical first subscript which can be a valid global reference.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LRAP.$A$1:.$C$865"/>
          <table:named-range table:name="_xlnm._FilterDatabase" table:base-cell-address="$Summary.$A$1" table:cell-range-address="$LRAP.$A$1:.$J$1"/>
        </table:named-expressions>
      </table:table>
      <table:table table:name="LRMI" table:style-name="ta7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LRMIEDZ2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ACCPRMPT+24*,ACCPRMPT+25,</text:p>
          </table:table-cell>
          <table:table-cell table:number-columns-repeated="6"/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MIHDR</text:p>
          </table:table-cell>
          <table:table-cell office:value-type="string" calcext:value-type="string">
            <text:p>^LR("AD"</text:p>
          </table:table-cell>
          <table:table-cell table:style-name="ce9" office:value-type="string" calcext:value-type="string">
            <text:p>DQ+3,DATE,LIST+1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MISEZ1</text:p>
          </table:table-cell>
          <table:table-cell office:value-type="string" calcext:value-type="string">
            <text:p>^DGPM("APID"</text:p>
          </table:table-cell>
          <table:table-cell table:style-name="ce9" office:value-type="string" calcext:value-type="string">
            <text:p>LOS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RMIU4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ACC*,LRANX+1*,</text:p>
          </table:table-cell>
          <table:table-cell table:number-columns-repeated="6"/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MIUT1</text:p>
          </table:table-cell>
          <table:table-cell office:value-type="string" calcext:value-type="string">
            <text:p>^LAC("LRKILL"</text:p>
          </table:table-cell>
          <table:table-cell table:style-name="ce9" office:value-type="string" calcext:value-type="string">
            <text:p>APP+13!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Needs to added to file Cumulative file #64,7 <text:s/>and documented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RMIV1</text:p>
          </table:table-cell>
          <table:table-cell office:value-type="string" calcext:value-type="string">
            <text:p>^LAH(</text:p>
          </table:table-cell>
          <table:table-cell table:style-name="ce9" office:value-type="string" calcext:value-type="string">
            <text:p>PAT1+1,T2+2,T3+3,T5+4,T5+5!,WAIT1,MOVE+1,</text:p>
          </table:table-cell>
          <table:table-cell table:number-columns-repeated="6"/>
          <table:table-cell table:style-name="ce9" office:value-type="string" calcext:value-type="string">
            <text:p>***Non-FileMan*** <text:s/>File needs to be created, and fields need to be defined.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LRMI.$A$1:.$C$865"/>
          <table:named-range table:name="_xlnm._FilterDatabase" table:base-cell-address="$Summary.$A$1" table:cell-range-address="$LRMI.$A$1:.$J$1"/>
        </table:named-expressions>
      </table:table>
      <table:table table:name="LS" table:style-name="ta8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LS.$A$1:.$C$865"/>
          <table:named-range table:name="_xlnm._FilterDatabase" table:base-cell-address="$Summary.$A$1" table:cell-range-address="$LS.$A$1:.$J$1"/>
        </table:named-expressions>
      </table:table>
      <table:table table:name="NLT" table:style-name="ta9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NLT.$A$1:.$C$865"/>
          <table:named-range table:name="_xlnm._FilterDatabase" table:base-cell-address="$Summary.$A$1" table:cell-range-address="$NLT.$A$1:.$J$1"/>
        </table:named-expressions>
      </table:table>
      <table:table table:name="PPP" table:style-name="ta10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PP44PI</text:p>
          </table:table-cell>
          <table:table-cell office:value-type="string" calcext:value-type="string">
            <text:p>^ROUTINE(</text:p>
          </table:table-cell>
          <table:table-cell table:style-name="ce9" office:value-type="string" calcext:value-type="string">
            <text:p>DIRCHK+4,</text:p>
          </table:table-cell>
          <table:table-cell table:number-columns-repeated="5"/>
          <table:table-cell office:value-type="string" calcext:value-type="string">
            <text:p>KIDS</text:p>
          </table:table-cell>
          <table:table-cell table:style-name="ce9" office:value-type="string" calcext:value-type="string">
            <text:p>Cache System global that stores routines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PP.$A$1:.$C$865"/>
          <table:named-range table:name="_xlnm._FilterDatabase" table:base-cell-address="$Summary.$A$1" table:cell-range-address="$PPP.$A$1:.$J$1"/>
        </table:named-expressions>
      </table:table>
      <table:table table:name="PREC" table:style-name="ta1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REC.$A$1:.$C$865"/>
          <table:named-range table:name="_xlnm._FilterDatabase" table:base-cell-address="$Summary.$A$1" table:cell-range-address="$PREC.$A$1:.$J$1"/>
        </table:named-expressions>
      </table:table>
      <table:table table:name="PREM" table:style-name="ta12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REM.$A$1:.$C$865"/>
          <table:named-range table:name="_xlnm._FilterDatabase" table:base-cell-address="$Summary.$A$1" table:cell-range-address="$PREM.$A$1:.$J$1"/>
        </table:named-expressions>
      </table:table>
      <table:table table:name="PREN" table:style-name="ta13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REN.$A$1:.$C$865"/>
          <table:named-range table:name="_xlnm._FilterDatabase" table:base-cell-address="$Summary.$A$1" table:cell-range-address="$PREN.$A$1:.$J$1"/>
        </table:named-expressions>
      </table:table>
      <table:table table:name="PSA" table:style-name="ta14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A.$A$1:.$C$865"/>
          <table:named-range table:name="_xlnm._FilterDatabase" table:base-cell-address="$Summary.$A$1" table:cell-range-address="$PSA.$A$1:.$J$1"/>
        </table:named-expressions>
      </table:table>
      <table:table table:name="PSB" table:style-name="ta15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SBML</text:p>
          </table:table-cell>
          <table:table-cell office:value-type="string" calcext:value-type="string">
            <text:p>^PSB("SAGG"</text:p>
          </table:table-cell>
          <table:table-cell table:style-name="ce9" office:value-type="string" calcext:value-type="string">
            <text:p>UPD+10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O1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CHECK+20,</text:p>
          </table:table-cell>
          <table:table-cell/>
          <table:table-cell office:value-type="string" calcext:value-type="string">
            <text:p>$D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O1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CHECK+24,</text:p>
          </table:table-cell>
          <table:table-cell/>
          <table:table-cell office:value-type="string" calcext:value-type="string">
            <text:p>$D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OMT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EN+18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OMT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EN+21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RPC2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SCANMED+27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RPC2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SCANMED+24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RPCMO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OILST+26,OILST+88,ADD+1,ADDAL+1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BRPCMO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OILST+25,OILST+87,SOLN+1,SOLNAL+1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BSAGG</text:p>
          </table:table-cell>
          <table:table-cell office:value-type="string" calcext:value-type="string">
            <text:p>^PSB("SAGG"</text:p>
          </table:table-cell>
          <table:table-cell table:style-name="ce9" office:value-type="string" calcext:value-type="string">
            <text:p>EN+16,EN+17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B.$A$1:.$C$865"/>
          <table:named-range table:name="_xlnm._FilterDatabase" table:base-cell-address="$Summary.$A$1" table:cell-range-address="$PSB.$A$1:.$J$1"/>
        </table:named-expressions>
      </table:table>
      <table:table table:name="PSCST" table:style-name="ta16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CST.$A$1:.$C$865"/>
          <table:named-range table:name="_xlnm._FilterDatabase" table:base-cell-address="$Summary.$A$1" table:cell-range-address="$PSCST.$A$1:.$J$1"/>
        </table:named-expressions>
      </table:table>
      <table:table table:name="PSD" table:style-name="ta17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5">
          <table:table-cell office:value-type="string" calcext:value-type="string">
            <text:p>PSDCSL</text:p>
          </table:table-cell>
          <table:table-cell office:value-type="string" calcext:value-type="string">
            <text:p>^PSDRUG("AIUN"</text:p>
          </table:table-cell>
          <table:table-cell table:style-name="ce9" office:value-type="string" calcext:value-type="string">
            <text:p>START+3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DDSOR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EN2+3,EN2+4,EN2+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DEA</text:p>
          </table:table-cell>
          <table:table-cell office:value-type="string" calcext:value-type="string">
            <text:p>^PSDRUG("AIUN"</text:p>
          </table:table-cell>
          <table:table-cell table:style-name="ce9" office:value-type="string" calcext:value-type="string">
            <text:p>START+3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DOPTX</text:p>
          </table:table-cell>
          <table:table-cell office:value-type="string" calcext:value-type="string">
            <text:p>^PSRX(" "</text:p>
          </table:table-cell>
          <table:table-cell table:style-name="ce9" office:value-type="string" calcext:value-type="string">
            <text:p>ERX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D.$A$1:.$C$865"/>
          <table:named-range table:name="_xlnm._FilterDatabase" table:base-cell-address="$Summary.$A$1" table:cell-range-address="$PSD.$A$1:.$J$1"/>
        </table:named-expressions>
      </table:table>
      <table:table table:name="PSG" table:style-name="ta18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G.$A$1:.$C$865"/>
          <table:named-range table:name="_xlnm._FilterDatabase" table:base-cell-address="$Summary.$A$1" table:cell-range-address="$PSG.$A$1:.$J$1"/>
        </table:named-expressions>
      </table:table>
      <table:table table:name="PSGW" table:style-name="ta19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GW.$A$1:.$C$865"/>
          <table:named-range table:name="_xlnm._FilterDatabase" table:base-cell-address="$Summary.$A$1" table:cell-range-address="$PSGW.$A$1:.$J$1"/>
        </table:named-expressions>
      </table:table>
      <table:table table:name="PSI" table:style-name="ta20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I.$A$1:.$C$865"/>
          <table:named-range table:name="_xlnm._FilterDatabase" table:base-cell-address="$Summary.$A$1" table:cell-range-address="$PSI.$A$1:.$J$1"/>
        </table:named-expressions>
      </table:table>
      <table:table table:name="PSIV" table:style-name="ta2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SIVCHK1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AD+1,SOL+1,DRG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CSED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R1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IVDRG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ENS+1,ENA+1,K1+1,GETD+1*,WPH+2,WPH+3,WP,WP+1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IVEDRG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DRG3+3,ORDERCHK+8,CHK+3,CHK+4,GTADSOL+1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HYP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DRG+3,DRG+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HYPL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HYP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HYPR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HYP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LB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ADSOL+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MAN1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LOOKUP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OPT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CK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ORA1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FLUIDQO+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ORC2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GTIVDRG+1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ORFA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GTDRG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ORFB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GTDRG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REC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FIX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RP</text:p>
          </table:table-cell>
          <table:table-cell office:value-type="string" calcext:value-type="string">
            <text:p>^PS("52."</text:p>
          </table:table-cell>
          <table:table-cell table:style-name="ce9" office:value-type="string" calcext:value-type="string">
            <text:p>BU+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ST2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OV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STAT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DSS+9,SET+1,NOCOST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IVXREF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PSIVXREF+3,PSIVXREF+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IV.$A$1:.$C$865"/>
          <table:named-range table:name="_xlnm._FilterDatabase" table:base-cell-address="$Summary.$A$1" table:cell-range-address="$PSIV.$A$1:.$J$1"/>
        </table:named-expressions>
      </table:table>
      <table:table table:name="PSJ" table:style-name="ta22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PSJADT2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ENDMSG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JBCMA4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MSG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DIN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DINIV+6,NFIV+8,DINFLIV+9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DSS</text:p>
          </table:table-cell>
          <table:table-cell office:value-type="string" calcext:value-type="string">
            <text:p>^ECX(</text:p>
          </table:table-cell>
          <table:table-cell table:style-name="ce9" office:value-type="string" calcext:value-type="string">
            <text:p>CHECK+4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DSS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IVUPDATE+8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HL10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AD+1,SOL+1,DRG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JHL4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PND+9,PND+10,UD+8,UD+9,IV+8,IV+9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HL7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GTDRG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MISC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TMPDRG+6,TMPDRG1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ORAPI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IV+7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ORREN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IV+15,IV+1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ORUTL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ENDDIV+11,ENDDIV+1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PDV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O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JPDV</text:p>
          </table:table-cell>
          <table:table-cell office:value-type="string" calcext:value-type="string">
            <text:p>^PSDRUG("AOC"</text:p>
          </table:table-cell>
          <table:table-cell table:style-name="ce9" office:value-type="string" calcext:value-type="string">
            <text:p>V2+1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PR0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IV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JQPR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PRINT1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JXRFK</text:p>
          </table:table-cell>
          <table:table-cell office:value-type="string" calcext:value-type="string">
            <text:p>^PXRMINDX(55</text:p>
          </table:table-cell>
          <table:table-cell table:style-name="ce9" office:value-type="string" calcext:value-type="string">
            <text:p>KPSPA+8!,KPSPA+9!,KPSPA+18!,KPSPA+19!,KPSPA+26!,KPSPA+27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M*** ***Needs further review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JXRFS</text:p>
          </table:table-cell>
          <table:table-cell office:value-type="string" calcext:value-type="string">
            <text:p>^PXRMINDX(55</text:p>
          </table:table-cell>
          <table:table-cell table:style-name="ce9" office:value-type="string" calcext:value-type="string">
            <text:p>SPSPA+11*,SPSPA+12*,SPSPA+22*,SPSPA+23*,SPSPA+31*,SPSPA+32*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M*** ***Needs further review***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J.$A$1:.$C$865"/>
          <table:named-range table:name="_xlnm._FilterDatabase" table:base-cell-address="$Summary.$A$1" table:cell-range-address="$PSJ.$A$1:.$J$1"/>
        </table:named-expressions>
      </table:table>
      <table:table table:name="PSN" table:style-name="ta23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PSN297P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PSN297P+38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N4P69P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PSN4P69P+1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N4PRE</text:p>
          </table:table-cell>
          <table:table-cell office:value-type="string" calcext:value-type="string">
            <text:p>^ZCONV(</text:p>
          </table:table-cell>
          <table:table-cell table:style-name="ce9" office:value-type="string" calcext:value-type="string">
            <text:p>PSN4PRE+5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looks to be used as a temporary storage global during a conversio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NBLD</text:p>
          </table:table-cell>
          <table:table-cell office:value-type="string" calcext:value-type="string">
            <text:p>^PSNTRAN("END"</text:p>
          </table:table-cell>
          <table:table-cell table:style-name="ce9" office:value-type="string" calcext:value-type="string">
            <text:p>PSNBLD+2*,STWHN,STWHN+1,BEG+2,BEG+4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NCLEAN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ALLER+1,SENDIT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NCOMP</text:p>
          </table:table-cell>
          <table:table-cell office:value-type="string" calcext:value-type="string">
            <text:p>^PSNTRAN("END"</text:p>
          </table:table-cell>
          <table:table-cell table:style-name="ce9" office:value-type="string" calcext:value-type="string">
            <text:p>START+1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NEWCLS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PSNEWCLS+15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NMRG</text:p>
          </table:table-cell>
          <table:table-cell office:value-type="string" calcext:value-type="string">
            <text:p>^PSDRUG("AOC"</text:p>
          </table:table-cell>
          <table:table-cell table:style-name="ce9" office:value-type="string" calcext:value-type="string">
            <text:p>SET+18!,SET+19*,</text:p>
          </table:table-cell>
          <table:table-cell/>
          <table:table-cell office:value-type="string" calcext:value-type="string">
            <text:p>$D $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NPPIO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EN+18,EN+19,EN+20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SNPPIP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DOONE+31,DOONE+32,DOONE+33,DOONE+34,DOONE+35,TITLE+2,TITLE+3,TITLE+7,TITLE+8,BRAND+4,TXT1+5,TXT1+7,TXT1+8,TXT1+30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NPPIP1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BRANDNM+3,NAMES+1,LOOP,SPACE,ONEL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NSTCL</text:p>
          </table:table-cell>
          <table:table-cell office:value-type="string" calcext:value-type="string">
            <text:p>^PSDRUG("AOC"</text:p>
          </table:table-cell>
          <table:table-cell table:style-name="ce9" office:value-type="string" calcext:value-type="string">
            <text:p>CLASS+17!,CLASS+18*,</text:p>
          </table:table-cell>
          <table:table-cell/>
          <table:table-cell office:value-type="string" calcext:value-type="string">
            <text:p>$D $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NSTCL</text:p>
          </table:table-cell>
          <table:table-cell office:value-type="string" calcext:value-type="string">
            <text:p>^PSNTRAN("END"</text:p>
          </table:table-cell>
          <table:table-cell table:style-name="ce9" office:value-type="string" calcext:value-type="string">
            <text:p>MLT,MLT+3,SET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N.$A$1:.$C$865"/>
          <table:named-range table:name="_xlnm._FilterDatabase" table:base-cell-address="$Summary.$A$1" table:cell-range-address="$PSN.$A$1:.$J$1"/>
        </table:named-expressions>
      </table:table>
      <table:table table:name="PSO" table:style-name="ta24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5">
          <table:table-cell office:value-type="string" calcext:value-type="string">
            <text:p>PSO55FX2</text:p>
          </table:table-cell>
          <table:table-cell office:value-type="string" calcext:value-type="string">
            <text:p>^DGPM("AMV1"</text:p>
          </table:table-cell>
          <table:table-cell table:style-name="ce9" office:value-type="string" calcext:value-type="string">
            <text:p>ALOG+7,ALOG+8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ADDR</text:p>
          </table:table-cell>
          <table:table-cell office:value-type="string" calcext:value-type="string">
            <text:p>^DIA(2</text:p>
          </table:table-cell>
          <table:table-cell table:style-name="ce9" office:value-type="string" calcext:value-type="string">
            <text:p>ALL+6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ADDR</text:p>
          </table:table-cell>
          <table:table-cell office:value-type="string" calcext:value-type="string">
            <text:p>^DIA(55</text:p>
          </table:table-cell>
          <table:table-cell table:style-name="ce9" office:value-type="string" calcext:value-type="string">
            <text:p>ALL+8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ARC</text:p>
          </table:table-cell>
          <table:table-cell office:value-type="string" calcext:value-type="string">
            <text:p>^DOPT("PSOAC"</text:p>
          </table:table-cell>
          <table:table-cell table:style-name="ce9" office:value-type="string" calcext:value-type="string">
            <text:p>PSOARC+2!,PSOARC+3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OAUTOC</text:p>
          </table:table-cell>
          <table:table-cell office:value-type="string" calcext:value-type="string">
            <text:p>^DGPM("AMV1"</text:p>
          </table:table-cell>
          <table:table-cell table:style-name="ce9" office:value-type="string" calcext:value-type="string">
            <text:p>TASK+2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AUTOC</text:p>
          </table:table-cell>
          <table:table-cell office:value-type="string" calcext:value-type="string">
            <text:p>^DGPM("APTT1"</text:p>
          </table:table-cell>
          <table:table-cell table:style-name="ce9" office:value-type="string" calcext:value-type="string">
            <text:p>TASK+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BPSR1</text:p>
          </table:table-cell>
          <table:table-cell office:value-type="string" calcext:value-type="string">
            <text:p>^PSRX("REJDAT"</text:p>
          </table:table-cell>
          <table:table-cell table:style-name="ce9" office:value-type="string" calcext:value-type="string">
            <text:p>DATE+1,RX+1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BPSU2</text:p>
          </table:table-cell>
          <table:table-cell office:value-type="string" calcext:value-type="string">
            <text:p>^PSRX(9999999999999</text:p>
          </table:table-cell>
          <table:table-cell table:style-name="ce9" office:value-type="string" calcext:value-type="string">
            <text:p>RXNUM+4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OBSET</text:p>
          </table:table-cell>
          <table:table-cell office:value-type="string" calcext:value-type="string">
            <text:p>^PSOBPPL($J</text:p>
          </table:table-cell>
          <table:table-cell table:style-name="ce9" office:value-type="string" calcext:value-type="string">
            <text:p>ENLBL+1!,ENLBL+2*,LP,EN1P*,S0*,S1+1*,S2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BSET1</text:p>
          </table:table-cell>
          <table:table-cell office:value-type="string" calcext:value-type="string">
            <text:p>^PSOBPPL($J</text:p>
          </table:table-cell>
          <table:table-cell table:style-name="ce9" office:value-type="string" calcext:value-type="string">
            <text:p>LP+2,PPL,PPL+1*,Q!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COSTP</text:p>
          </table:table-cell>
          <table:table-cell office:value-type="string" calcext:value-type="string">
            <text:p>^PSOCST("B"</text:p>
          </table:table-cell>
          <table:table-cell table:style-name="ce9" office:value-type="string" calcext:value-type="string">
            <text:p>PSOCOSTP+2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CSTD</text:p>
          </table:table-cell>
          <table:table-cell office:value-type="string" calcext:value-type="string">
            <text:p>^PSOCSTM</text:p>
          </table:table-cell>
          <table:table-cell table:style-name="ce9" office:value-type="string" calcext:value-type="string">
            <text:p>EX+3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CSTM</text:p>
          </table:table-cell>
          <table:table-cell office:value-type="string" calcext:value-type="string">
            <text:p>^PSOCSTM</text:p>
          </table:table-cell>
          <table:table-cell table:style-name="ce9" office:value-type="string" calcext:value-type="string">
            <text:p>END+4,Q+2,MTHLCK+8,MTHLCK+9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DIAG</text:p>
          </table:table-cell>
          <table:table-cell office:value-type="string" calcext:value-type="string">
            <text:p>^ICD9("BA"</text:p>
          </table:table-cell>
          <table:table-cell table:style-name="ce9" office:value-type="string" calcext:value-type="string">
            <text:p>EN2+2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HLDC</text:p>
          </table:table-cell>
          <table:table-cell office:value-type="string" calcext:value-type="string">
            <text:p>^PSRX("D"</text:p>
          </table:table-cell>
          <table:table-cell table:style-name="ce9" office:value-type="string" calcext:value-type="string">
            <text:p>ENDC+15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HLEXC</text:p>
          </table:table-cell>
          <table:table-cell office:value-type="string" calcext:value-type="string">
            <text:p>^PSRX("D"</text:p>
          </table:table-cell>
          <table:table-cell table:style-name="ce9" office:value-type="string" calcext:value-type="string">
            <text:p>CHECK+9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OMPHRC</text:p>
          </table:table-cell>
          <table:table-cell office:value-type="string" calcext:value-type="string">
            <text:p>^DISV(</text:p>
          </table:table-cell>
          <table:table-cell table:style-name="ce9" office:value-type="string" calcext:value-type="string">
            <text:p>SEL+24*,ADPL+3,ADPL+5*,</text:p>
          </table:table-cell>
          <table:table-cell table:number-columns-repeated="6"/>
          <table:table-cell table:style-name="ce9" office:value-type="string" calcext:value-type="string">
            <text:p><text:s/>^DISV global contains the most recent lookup value for files and subfiles. It is used to process &lt;Spacebar Return&gt;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OPXRMI</text:p>
          </table:table-cell>
          <table:table-cell office:value-type="string" calcext:value-type="string">
            <text:p>^PXRMINDX(52</text:p>
          </table:table-cell>
          <table:table-cell table:style-name="ce9" office:value-type="string" calcext:value-type="string">
            <text:p>PSRX+4!,PSRX+38*,PSRX+39*,PSRX+50*,PSRX+51*,PSRX+62*,PSRX+63*,PSRX+75*,PSRX+76*,PSRX+77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M*** ***Needs further review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PXRMU</text:p>
          </table:table-cell>
          <table:table-cell office:value-type="string" calcext:value-type="string">
            <text:p>^PXRMINDX("55NVA"</text:p>
          </table:table-cell>
          <table:table-cell table:style-name="ce9" office:value-type="string" calcext:value-type="string">
            <text:p>KNVA+6!,KNVA+7!,SNVA+8*,SNVA+9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OPXRMU</text:p>
          </table:table-cell>
          <table:table-cell office:value-type="string" calcext:value-type="string">
            <text:p>^PXRMINDX(52</text:p>
          </table:table-cell>
          <table:table-cell table:style-name="ce9" office:value-type="string" calcext:value-type="string">
            <text:p>SKIDX+16*,SKIDX+17*,SKIDX+19!,SKIDX+20!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M*** ***Needs further review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REJP0</text:p>
          </table:table-cell>
          <table:table-cell office:value-type="string" calcext:value-type="string">
            <text:p>^PSRX("REJDAT"</text:p>
          </table:table-cell>
          <table:table-cell table:style-name="ce9" office:value-type="string" calcext:value-type="string">
            <text:p>SETSORT+17,SETSORT+18,SETSORT+20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REJP0</text:p>
          </table:table-cell>
          <table:table-cell office:value-type="string" calcext:value-type="string">
            <text:p>^PSRX("REJSTS"</text:p>
          </table:table-cell>
          <table:table-cell table:style-name="ce9" office:value-type="string" calcext:value-type="string">
            <text:p>SETSORT+6,SETSORT+7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REJP4</text:p>
          </table:table-cell>
          <table:table-cell office:value-type="string" calcext:value-type="string">
            <text:p>^PSRX("REJSTS"</text:p>
          </table:table-cell>
          <table:table-cell table:style-name="ce9" office:value-type="string" calcext:value-type="string">
            <text:p>LOAD+4,LOAD+6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OREJU1</text:p>
          </table:table-cell>
          <table:table-cell office:value-type="string" calcext:value-type="string">
            <text:p>^BPS(</text:p>
          </table:table-cell>
          <table:table-cell table:style-name="ce9" office:value-type="string" calcext:value-type="string">
            <text:p>DSC+3,DSC+4,DSC+5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O $D</text:p>
          </table:table-cell>
          <table:table-cell table:number-columns-repeated="4"/>
          <table:table-cell table:style-name="ce9" office:value-type="string" calcext:value-type="string">
            <text:p>***Needs Further Review*** Clinical Rejects Uti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REJU4</text:p>
          </table:table-cell>
          <table:table-cell office:value-type="string" calcext:value-type="string">
            <text:p>^PSRX("REJ"</text:p>
          </table:table-cell>
          <table:table-cell table:style-name="ce9" office:value-type="string" calcext:value-type="string">
            <text:p>WRKLST+4,WRKLST+28,EXIT+1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REJUT</text:p>
          </table:table-cell>
          <table:table-cell office:value-type="string" calcext:value-type="string">
            <text:p>^PSRX("REJ"</text:p>
          </table:table-cell>
          <table:table-cell table:style-name="ce9" office:value-type="string" calcext:value-type="string">
            <text:p>SYNC+8,SYNC+23,SYNC2+37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RPTS</text:p>
          </table:table-cell>
          <table:table-cell office:value-type="string" calcext:value-type="string">
            <text:p>^DOPT("PSORPTS"</text:p>
          </table:table-cell>
          <table:table-cell table:style-name="ce9" office:value-type="string" calcext:value-type="string">
            <text:p>PSORPTS+2*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SPMU1</text:p>
          </table:table-cell>
          <table:table-cell office:value-type="string" calcext:value-type="string">
            <text:p>^PSRX("ARTS"</text:p>
          </table:table-cell>
          <table:table-cell table:style-name="ce9" office:value-type="string" calcext:value-type="string">
            <text:p>GATHER+30,GATHER+31,GATHER+32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TPCEE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PT+8,INS,INS+1,INS+6,INS+8,CONT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OTPHL1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P10,P20,P20+1!,F10,F10+1,F10+2,EXTRACT+2,OUT+4*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VER1</text:p>
          </table:table-cell>
          <table:table-cell office:value-type="string" calcext:value-type="string">
            <text:p>^PS(4</text:p>
          </table:table-cell>
          <table:table-cell table:style-name="ce9" office:value-type="string" calcext:value-type="string">
            <text:p>EXPIRE+1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</text:p>
          </table:table-cell>
          <table:table-cell office:value-type="string" calcext:value-type="string">
            <text:p>^PSRX("APKI"</text:p>
          </table:table-cell>
          <table:table-cell table:style-name="ce9" office:value-type="string" calcext:value-type="string">
            <text:p>CR2+8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</text:p>
          </table:table-cell>
          <table:table-cell office:value-type="string" calcext:value-type="string">
            <text:p>^PSRX("D"</text:p>
          </table:table-cell>
          <table:table-cell table:style-name="ce9" office:value-type="string" calcext:value-type="string">
            <text:p>CR1+9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0</text:p>
          </table:table-cell>
          <table:table-cell office:value-type="string" calcext:value-type="string">
            <text:p>^PSRX("APKI"</text:p>
          </table:table-cell>
          <table:table-cell table:style-name="ce9" office:value-type="string" calcext:value-type="string">
            <text:p>CR2+7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0</text:p>
          </table:table-cell>
          <table:table-cell office:value-type="string" calcext:value-type="string">
            <text:p>^PSRX("D"</text:p>
          </table:table-cell>
          <table:table-cell table:style-name="ce9" office:value-type="string" calcext:value-type="string">
            <text:p>CR1+8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3</text:p>
          </table:table-cell>
          <table:table-cell office:value-type="string" calcext:value-type="string">
            <text:p>^PSRX("ARTS"</text:p>
          </table:table-cell>
          <table:table-cell table:style-name="ce9" office:value-type="string" calcext:value-type="string">
            <text:p>CR1+6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4</text:p>
          </table:table-cell>
          <table:table-cell office:value-type="string" calcext:value-type="string">
            <text:p>^PSRX("NDUC"</text:p>
          </table:table-cell>
          <table:table-cell table:style-name="ce9" office:value-type="string" calcext:value-type="string">
            <text:p>CR1+6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7</text:p>
          </table:table-cell>
          <table:table-cell office:value-type="string" calcext:value-type="string">
            <text:p>^PSRX("REJDAT"</text:p>
          </table:table-cell>
          <table:table-cell table:style-name="ce9" office:value-type="string" calcext:value-type="string">
            <text:p>CR1+6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17</text:p>
          </table:table-cell>
          <table:table-cell office:value-type="string" calcext:value-type="string">
            <text:p>^PSRX("REJSTS"</text:p>
          </table:table-cell>
          <table:table-cell table:style-name="ce9" office:value-type="string" calcext:value-type="string">
            <text:p>CR2+7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4</text:p>
          </table:table-cell>
          <table:table-cell office:value-type="string" calcext:value-type="string">
            <text:p>^PSRX("ARTS"</text:p>
          </table:table-cell>
          <table:table-cell table:style-name="ce9" office:value-type="string" calcext:value-type="string">
            <text:p>CR1+7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5</text:p>
          </table:table-cell>
          <table:table-cell office:value-type="string" calcext:value-type="string">
            <text:p>^PSRX("NDUC"</text:p>
          </table:table-cell>
          <table:table-cell table:style-name="ce9" office:value-type="string" calcext:value-type="string">
            <text:p>CR1+7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8</text:p>
          </table:table-cell>
          <table:table-cell office:value-type="string" calcext:value-type="string">
            <text:p>^PSRX("REJDAT"</text:p>
          </table:table-cell>
          <table:table-cell table:style-name="ce9" office:value-type="string" calcext:value-type="string">
            <text:p>CR1+7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OXZA8</text:p>
          </table:table-cell>
          <table:table-cell office:value-type="string" calcext:value-type="string">
            <text:p>^PSRX("REJSTS"</text:p>
          </table:table-cell>
          <table:table-cell table:style-name="ce9" office:value-type="string" calcext:value-type="string">
            <text:p>CR2+8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O.$A$1:.$C$865"/>
          <table:named-range table:name="_xlnm._FilterDatabase" table:base-cell-address="$Summary.$A$1" table:cell-range-address="$PSO.$A$1:.$J$1"/>
        </table:named-expressions>
      </table:table>
      <table:table table:name="PSRX" table:style-name="ta25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RX.$A$1:.$C$865"/>
          <table:named-range table:name="_xlnm._FilterDatabase" table:base-cell-address="$Summary.$A$1" table:cell-range-address="$PSRX.$A$1:.$J$1"/>
        </table:named-expressions>
      </table:table>
      <table:table table:name="PSS" table:style-name="ta26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PSS0052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ENDMSG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50E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A526+7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50E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A527+7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50E</text:p>
          </table:table-cell>
          <table:table-cell office:value-type="string" calcext:value-type="string">
            <text:p>^PSDRUG("AOC"</text:p>
          </table:table-cell>
          <table:table-cell table:style-name="ce9" office:value-type="string" calcext:value-type="string">
            <text:p>AOC+15,AOC+16,</text:p>
          </table:table-cell>
          <table:table-cell/>
          <table:table-cell office:value-type="string" calcext:value-type="string">
            <text:p>$D 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SCHENV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TART,START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CLDRG</text:p>
          </table:table-cell>
          <table:table-cell office:value-type="string" calcext:value-type="string">
            <text:p>^PSDRUG("AIUO"</text:p>
          </table:table-cell>
          <table:table-cell table:style-name="ce9" office:value-type="string" calcext:value-type="string">
            <text:p>PSIU+2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SCOMMN</text:p>
          </table:table-cell>
          <table:table-cell office:value-type="string" calcext:value-type="string">
            <text:p>^DGPM("ATT1"</text:p>
          </table:table-cell>
          <table:table-cell table:style-name="ce9" office:value-type="string" calcext:value-type="string">
            <text:p>START+10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SDEE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WR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SDEE1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OICK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SDFEE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EDT+2,EDT+5,EDT+8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SDRDOS</text:p>
          </table:table-cell>
          <table:table-cell office:value-type="string" calcext:value-type="string">
            <text:p>^PS(50.507</text:p>
          </table:table-cell>
          <table:table-cell table:style-name="ce9" office:value-type="string" calcext:value-type="string">
            <text:p>NOTM+23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SEC123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PSSEC123+6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SENVN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TART,START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FIL</text:p>
          </table:table-cell>
          <table:table-cell office:value-type="string" calcext:value-type="string">
            <text:p>^XUTL("OR"</text:p>
          </table:table-cell>
          <table:table-cell table:style-name="ce9" office:value-type="string" calcext:value-type="string">
            <text:p>ENUUEP+1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looks to be used as a temporary storage glob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HLU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USAGE+7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HLU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USAGE+11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SMARK</text:p>
          </table:table-cell>
          <table:table-cell office:value-type="string" calcext:value-type="string">
            <text:p>^PSNTRAN("END"</text:p>
          </table:table-cell>
          <table:table-cell table:style-name="ce9" office:value-type="string" calcext:value-type="string">
            <text:p>XREF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SSP170</text:p>
          </table:table-cell>
          <table:table-cell office:value-type="string" calcext:value-type="string">
            <text:p>^PXRMINDX("55NVA"</text:p>
          </table:table-cell>
          <table:table-cell table:style-name="ce9" office:value-type="string" calcext:value-type="string">
            <text:p>PXRMINDX+1,PXRMINDX+2,PXRMINDX+3,PXRMINDX+4,PXRMINDX+9,PXRMINDX+10!,PXRMINDX+11*,PXRMINDX+12,PXRMINDX+13,PXRMINDX+14,PXRMINDX+15,PXRMINDX+20,PXRMINDX+21!,PXRMINDX+22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ID1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K526+1!,S526+1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ID1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K527+1!,S527+1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IDT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EN1+9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IDT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EN1+11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IM1</text:p>
          </table:table-cell>
          <table:table-cell office:value-type="string" calcext:value-type="string">
            <text:p>^PSDRUG("AOC"</text:p>
          </table:table-cell>
          <table:table-cell table:style-name="ce9" office:value-type="string" calcext:value-type="string">
            <text:p>IMMUN+1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IMO</text:p>
          </table:table-cell>
          <table:table-cell office:value-type="string" calcext:value-type="string">
            <text:p>^PSDRUG("AOC"</text:p>
          </table:table-cell>
          <table:table-cell table:style-name="ce9" office:value-type="string" calcext:value-type="string">
            <text:p>IMMUN+1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ST2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CON+10,CON+12*,</text:p>
          </table:table-cell>
          <table:table-cell/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ST2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CON+19,CON+21*,</text:p>
          </table:table-cell>
          <table:table-cell/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POST6</text:p>
          </table:table-cell>
          <table:table-cell office:value-type="string" calcext:value-type="string">
            <text:p>^PSDRUG("AIUX"</text:p>
          </table:table-cell>
          <table:table-cell table:style-name="ce9" office:value-type="string" calcext:value-type="string">
            <text:p>XREFS+6*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SXRD</text:p>
          </table:table-cell>
          <table:table-cell office:value-type="string" calcext:value-type="string">
            <text:p>^PXRMINDX("55NVA"</text:p>
          </table:table-cell>
          <table:table-cell table:style-name="ce9" office:value-type="string" calcext:value-type="string">
            <text:p>PSPA+5!,PSPA+100*,PSPA+101*,PSPA+115*,PSPA+116*,PSPA+117*,</text:p>
          </table:table-cell>
          <table:table-cell/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SSSXRD</text:p>
          </table:table-cell>
          <table:table-cell office:value-type="string" calcext:value-type="string">
            <text:p>^PXRMINDX(55</text:p>
          </table:table-cell>
          <table:table-cell table:style-name="ce9" office:value-type="string" calcext:value-type="string">
            <text:p>PSPA+5!,PSPA+41*,PSPA+42*,PSPA+70*,PSPA+71*,PSPA+85*,PSPA+86*,PSPA+112*,PSPA+113*,PSPA+114*,PSPA+115,PSPA+116,PSPA+117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-FM*** ***Needs further review**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UNMSI</text:p>
          </table:table-cell>
          <table:table-cell office:value-type="string" calcext:value-type="string">
            <text:p>^PSDRUG("AIUX"</text:p>
          </table:table-cell>
          <table:table-cell table:style-name="ce9" office:value-type="string" calcext:value-type="string">
            <text:p>XREFS+7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UTIL1</text:p>
          </table:table-cell>
          <table:table-cell office:value-type="string" calcext:value-type="string">
            <text:p>^PSDRUG("A526"</text:p>
          </table:table-cell>
          <table:table-cell table:style-name="ce9" office:value-type="string" calcext:value-type="string">
            <text:p>IVDEA+24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UTIL1</text:p>
          </table:table-cell>
          <table:table-cell office:value-type="string" calcext:value-type="string">
            <text:p>^PSDRUG("A527"</text:p>
          </table:table-cell>
          <table:table-cell table:style-name="ce9" office:value-type="string" calcext:value-type="string">
            <text:p>IVDEA+26,</text:p>
          </table:table-cell>
          <table:table-cell/>
          <table:table-cell office:value-type="string" calcext:value-type="string">
            <text:p>$O</text:p>
          </table:table-cell>
          <table:table-cell table:number-columns-repeated="4"/>
          <table:table-cell table:style-name="ce9" office:value-type="string" calcext:value-type="string">
            <text:p>***Needs further review*** xref needs to be defined in fil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SSVIDRG</text:p>
          </table:table-cell>
          <table:table-cell office:value-type="string" calcext:value-type="string">
            <text:p>^PS(</text:p>
          </table:table-cell>
          <table:table-cell table:style-name="ce9" office:value-type="string" calcext:value-type="string">
            <text:p>ENS+2,ENA+2,K1+1,GETD+1*,WPH+2,WPH+3,WP,WP+1,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-FileMan***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S.$A$1:.$C$865"/>
          <table:named-range table:name="_xlnm._FilterDatabase" table:base-cell-address="$Summary.$A$1" table:cell-range-address="$PSS.$A$1:.$J$1"/>
        </table:named-expressions>
      </table:table>
      <table:table table:name="PSU" table:style-name="ta27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PSUHL</text:p>
          </table:table-cell>
          <table:table-cell office:value-type="string" calcext:value-type="string">
            <text:p>^PSUDEM("C"</text:p>
          </table:table-cell>
          <table:table-cell table:style-name="ce9" office:value-type="string" calcext:value-type="string">
            <text:p>LOGDFN+3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SULRHL3</text:p>
          </table:table-cell>
          <table:table-cell office:value-type="string" calcext:value-type="string">
            <text:p>^DIZ(99999</text:p>
          </table:table-cell>
          <table:table-cell table:style-name="ce9" office:value-type="string" calcext:value-type="string">
            <text:p>PROCESS+22,PROCESS+24,PROCESS+29,PROCESS+32,PROCESS+34,FILE+12,FILE+16,FILE+19,FILE+20,FILE+26,FILE+27,FILE+28,CULL+3,CULL+5,CULL+9,CULL+13,CULL+15,CULL+17,ERORDSP+5,ERORDSP+9,ERORDSP+12,ERORDSP+14,ERORDSP+15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U.$A$1:.$C$865"/>
          <table:named-range table:name="_xlnm._FilterDatabase" table:base-cell-address="$Summary.$A$1" table:cell-range-address="$PSU.$A$1:.$J$1"/>
        </table:named-expressions>
      </table:table>
      <table:table table:name="PSX" table:style-name="ta28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PSX41NDX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YS550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41PRE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EN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41PST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EN+1,5501+1,MSG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APRE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E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BPRE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EN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XCMOP1</text:p>
          </table:table-cell>
          <table:table-cell office:value-type="string" calcext:value-type="string">
            <text:p>^PSNTRAN("END"</text:p>
          </table:table-cell>
          <table:table-cell table:style-name="ce9" office:value-type="string" calcext:value-type="string">
            <text:p>TRAN*,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XCMOP1</text:p>
          </table:table-cell>
          <table:table-cell office:value-type="string" calcext:value-type="string">
            <text:p>^PSXDRUG("AQ1"</text:p>
          </table:table-cell>
          <table:table-cell table:style-name="ce9" office:value-type="string" calcext:value-type="string">
            <text:p>IDENT+1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CPOST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HOST,MED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CPRE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HOST,MED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DODAC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ACT+14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HENV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TART,START+3,ENV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POST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PSXPOST+3,PSXPOST+4,HOST+2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PRE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TART+1,START+2,ASK,ENV+2,RXC+1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XRENV</text:p>
          </table:table-cell>
          <table:table-cell office:value-type="string" calcext:value-type="string">
            <text:p>^XMB("NETNAME"</text:p>
          </table:table-cell>
          <table:table-cell table:style-name="ce9" office:value-type="string" calcext:value-type="string">
            <text:p>START,START+2,ENV+3,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***NEEDS FURTHER REVIEW*** apprently used to hold the system's domain name. Needs to be defined/added to one of the ^XMB fi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XRSUS</text:p>
          </table:table-cell>
          <table:table-cell office:value-type="string" calcext:value-type="string">
            <text:p>^PSX("CMOP TRAN"</text:p>
          </table:table-cell>
          <table:table-cell table:style-name="ce9" office:value-type="string" calcext:value-type="string">
            <text:p>EX1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XRTN1</text:p>
          </table:table-cell>
          <table:table-cell office:value-type="string" calcext:value-type="string">
            <text:p>^PSX(553.2</text:p>
          </table:table-cell>
          <table:table-cell table:style-name="ce9" office:value-type="string" calcext:value-type="string">
            <text:p>EN+3,</text:p>
          </table:table-cell>
          <table:table-cell table:number-columns-repeated="6"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XRTRAN</text:p>
          </table:table-cell>
          <table:table-cell office:value-type="string" calcext:value-type="string">
            <text:p>^PSX("CMOP TRANS"</text:p>
          </table:table-cell>
          <table:table-cell table:style-name="ce9" office:value-type="string" calcext:value-type="string">
            <text:p>EXIT+4!,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***Non FileMan***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SX.$A$1:.$C$848"/>
          <table:named-range table:name="_xlnm._FilterDatabase" table:base-cell-address="$Summary.$A$1" table:cell-range-address="$PSX.$A$1:.$J$1"/>
        </table:named-expressions>
      </table:table>
      <table:table table:name="PX" table:style-name="ta29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Non-FileMan Global</text:p>
          </table:table-cell>
          <table:table-cell table:style-name="ce7" office:value-type="string" calcext:value-type="string">
            <text:p>Line Occurrences ( * Changed <text:s/>! Killed)</text:p>
          </table:table-cell>
          <table:table-cell table:style-name="ce6" office:value-type="string" calcext:value-type="string">
            <text:p>Val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Routine Typ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utty" table:base-cell-address="$Summary.$A$1" table:cell-range-address="$PX.$A$1:.$C$865"/>
          <table:named-range table:name="_xlnm._FilterDatabase" table:base-cell-address="$Summary.$A$1" table:cell-range-address="$PX.$A$1:.$J$1"/>
        </table:named-expressions>
      </table:table>
      <table:named-expressions/>
      <table:database-ranges>
        <table:database-range table:name="__Anonymous_Sheet_DB__1" table:target-range-address="ALPB.A1:ALPB.J1" table:display-filter-buttons="true" table:orientation="column"/>
        <table:database-range table:name="__Anonymous_Sheet_DB__2" table:target-range-address="APSP.A1:APSP.J1" table:display-filter-buttons="true" table:orientation="column"/>
        <table:database-range table:name="__Anonymous_Sheet_DB__3" table:target-range-address="LA.A1:LA.J1" table:display-filter-buttons="true" table:orientation="column"/>
        <table:database-range table:name="__Anonymous_Sheet_DB__4" table:target-range-address="LR.A1:LR.J136" table:display-filter-buttons="true" table:orientation="column"/>
        <table:database-range table:name="__Anonymous_Sheet_DB__5" table:target-range-address="LRAP.A1:LRAP.J1" table:display-filter-buttons="true" table:orientation="column"/>
        <table:database-range table:name="__Anonymous_Sheet_DB__6" table:target-range-address="LRMI.A1:LRMI.J1" table:display-filter-buttons="true" table:orientation="column"/>
        <table:database-range table:name="__Anonymous_Sheet_DB__7" table:target-range-address="LS.A1:LS.J1" table:display-filter-buttons="true" table:orientation="column"/>
        <table:database-range table:name="__Anonymous_Sheet_DB__8" table:target-range-address="NLT.A1:NLT.J1" table:display-filter-buttons="true" table:orientation="column"/>
        <table:database-range table:name="__Anonymous_Sheet_DB__9" table:target-range-address="PPP.A1:PPP.J1" table:display-filter-buttons="true" table:orientation="column"/>
        <table:database-range table:name="__Anonymous_Sheet_DB__10" table:target-range-address="PREC.A1:PREC.J1" table:display-filter-buttons="true" table:orientation="column"/>
        <table:database-range table:name="__Anonymous_Sheet_DB__11" table:target-range-address="PREM.A1:PREM.J1" table:display-filter-buttons="true" table:orientation="column"/>
        <table:database-range table:name="__Anonymous_Sheet_DB__12" table:target-range-address="PREN.A1:PREN.J1" table:display-filter-buttons="true" table:orientation="column"/>
        <table:database-range table:name="__Anonymous_Sheet_DB__13" table:target-range-address="PSA.A1:PSA.J1" table:display-filter-buttons="true" table:orientation="column"/>
        <table:database-range table:name="__Anonymous_Sheet_DB__14" table:target-range-address="PSB.A1:PSB.J1" table:display-filter-buttons="true" table:orientation="column"/>
        <table:database-range table:name="__Anonymous_Sheet_DB__15" table:target-range-address="PSCST.A1:PSCST.J1" table:display-filter-buttons="true" table:orientation="column"/>
        <table:database-range table:name="__Anonymous_Sheet_DB__16" table:target-range-address="PSD.A1:PSD.J1" table:display-filter-buttons="true" table:orientation="column"/>
        <table:database-range table:name="__Anonymous_Sheet_DB__17" table:target-range-address="PSG.A1:PSG.J1" table:display-filter-buttons="true" table:orientation="column"/>
        <table:database-range table:name="__Anonymous_Sheet_DB__18" table:target-range-address="PSGW.A1:PSGW.J1" table:display-filter-buttons="true" table:orientation="column"/>
        <table:database-range table:name="__Anonymous_Sheet_DB__19" table:target-range-address="PSI.A1:PSI.J1" table:display-filter-buttons="true" table:orientation="column"/>
        <table:database-range table:name="__Anonymous_Sheet_DB__20" table:target-range-address="PSIV.A1:PSIV.J1" table:display-filter-buttons="true" table:orientation="column"/>
        <table:database-range table:name="__Anonymous_Sheet_DB__21" table:target-range-address="PSJ.A1:PSJ.J1" table:display-filter-buttons="true" table:orientation="column"/>
        <table:database-range table:name="__Anonymous_Sheet_DB__22" table:target-range-address="PSN.A1:PSN.J1" table:display-filter-buttons="true" table:orientation="column"/>
        <table:database-range table:name="__Anonymous_Sheet_DB__23" table:target-range-address="PSO.A1:PSO.J1" table:display-filter-buttons="true" table:orientation="column"/>
        <table:database-range table:name="__Anonymous_Sheet_DB__24" table:target-range-address="PSRX.A1:PSRX.J1" table:display-filter-buttons="true" table:orientation="column"/>
        <table:database-range table:name="__Anonymous_Sheet_DB__25" table:target-range-address="PSS.A1:PSS.J1" table:display-filter-buttons="true" table:orientation="column"/>
        <table:database-range table:name="__Anonymous_Sheet_DB__26" table:target-range-address="PSU.A1:PSU.J1" table:display-filter-buttons="true" table:orientation="column"/>
        <table:database-range table:name="__Anonymous_Sheet_DB__27" table:target-range-address="PSX.A1:PSX.J1" table:display-filter-buttons="true" table:orientation="column"/>
        <table:database-range table:name="__Anonymous_Sheet_DB__28" table:target-range-address="PX.A1:PX.J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18:07:28.0104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PB" style:display-name="PageStyle_ALP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SP" style:display-name="PageStyle_AP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" style:display-name="PageStyle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R" style:display-name="PageStyle_L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RAP" style:display-name="PageStyle_LR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RMI" style:display-name="PageStyle_LRM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LT" style:display-name="PageStyle_N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PP" style:display-name="PageStyle_P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C" style:display-name="PageStyle_PR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S" style:display-name="PageStyle_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" style:display-name="PageStyle_PR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A" style:display-name="PageStyle_P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B" style:display-name="PageStyle_PS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M" style:display-name="PageStyle_PR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D" style:display-name="PageStyle_P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G" style:display-name="PageStyle_PS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GW" style:display-name="PageStyle_PSG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CST" style:display-name="PageStyle_PSC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IV" style:display-name="PageStyle_PSI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J" style:display-name="PageStyle_PS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N" style:display-name="PageStyle_PS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I" style:display-name="PageStyle_P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O" style:display-name="PageStyle_P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RX" style:display-name="PageStyle_PSR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S" style:display-name="PageStyle_P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U" style:display-name="PageStyle_PS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X" style:display-name="PageStyle_PS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X" style:display-name="PageStyle_P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1-31T18:08:54.374076000</dc:date>
    <meta:generator>LibreOffice/5.0.4.2$MacOSX_X86_64 LibreOffice_project/2b9802c1994aa0b7dc6079e128979269cf95bc78</meta:generator>
    <meta:editing-duration>PT1M26S</meta:editing-duration>
    <meta:editing-cycles>1</meta:editing-cycles>
    <meta:document-statistic meta:table-count="29" meta:cell-count="4786" meta:object-count="0"/>
    <meta:user-defined meta:name="AppVersion">15.0300</meta:user-defined>
    <meta:user-defined meta:name="ContentTypeId">0x0101008DE15B626BC2C4498A244DAD5C00E27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e7bc358f-9aca-4f00-be5b-331a3524e752</meta:user-defined>
  </office:meta>
</office:document-meta>
</file>